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name-asian="Droid Sans Fallback" style:font-size-asian="10pt" style:font-name-complex="FreeSans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name-asian="Droid Sans Fallback" style:font-size-asian="10pt" style:font-name-complex="FreeSans" style:font-size-complex="1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Test Score</text:p>
          </table:table-cell>
          <table:table-cell table:style-name="ce1" office:value-type="string" calcext:value-type="string">
            <text:p>GPA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.992" calcext:value-type="float">
            <text:p>3.992</text:p>
          </table:table-cell>
          <table:table-cell table:formula="of:=[.B2] / [.B33]" office:value-type="float" office:value="0.9375" calcext:value-type="float">
            <text:p>0.9375</text:p>
          </table:table-cell>
          <table:table-cell table:formula="of:=[.C2] / [.C33]" office:value-type="float" office:value="0.998" calcext:value-type="float">
            <text:p>0.998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.533" calcext:value-type="float">
            <text:p>2.533</text:p>
          </table:table-cell>
          <table:table-cell table:formula="of:=[.B3] / [.B33]" office:value-type="float" office:value="0.5625" calcext:value-type="float">
            <text:p>0.5625</text:p>
          </table:table-cell>
          <table:table-cell table:formula="of:=[.C3] / [.C33]" office:value-type="float" office:value="0.63325" calcext:value-type="float">
            <text:p>0.63325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.377" calcext:value-type="float">
            <text:p>3.377</text:p>
          </table:table-cell>
          <table:table-cell table:formula="of:=[.B4] / [.B33]" office:value-type="float" office:value="0.78125" calcext:value-type="float">
            <text:p>0.78125</text:p>
          </table:table-cell>
          <table:table-cell table:formula="of:=[.C4] / [.C33]" office:value-type="float" office:value="0.84425" calcext:value-type="float">
            <text:p>0.84425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.009" calcext:value-type="float">
            <text:p>3.009</text:p>
          </table:table-cell>
          <table:table-cell table:formula="of:=[.B5] / [.B33]" office:value-type="float" office:value="0.625" calcext:value-type="float">
            <text:p>0.625</text:p>
          </table:table-cell>
          <table:table-cell table:formula="of:=[.C5] / [.C33]" office:value-type="float" office:value="0.75225" calcext:value-type="float">
            <text:p>0.75225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.509" calcext:value-type="float">
            <text:p>3.509</text:p>
          </table:table-cell>
          <table:table-cell table:formula="of:=[.B6] / [.B33]" office:value-type="float" office:value="0.75" calcext:value-type="float">
            <text:p>0.75</text:p>
          </table:table-cell>
          <table:table-cell table:formula="of:=[.C6] / [.C33]" office:value-type="float" office:value="0.87725" calcext:value-type="float">
            <text:p>0.87725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.917" calcext:value-type="float">
            <text:p>3.917</text:p>
          </table:table-cell>
          <table:table-cell table:formula="of:=[.B7] / [.B33]" office:value-type="float" office:value="1" calcext:value-type="float">
            <text:p>1</text:p>
          </table:table-cell>
          <table:table-cell table:formula="of:=[.C7] / [.C33]" office:value-type="float" office:value="0.97925" calcext:value-type="float">
            <text:p>0.97925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547" calcext:value-type="float">
            <text:p>3.547</text:p>
          </table:table-cell>
          <table:table-cell table:formula="of:=[.B8] / [.B33]" office:value-type="float" office:value="0.96875" calcext:value-type="float">
            <text:p>0.96875</text:p>
          </table:table-cell>
          <table:table-cell table:formula="of:=[.C8] / [.C33]" office:value-type="float" office:value="0.88675" calcext:value-type="float">
            <text:p>0.88675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.416" calcext:value-type="float">
            <text:p>3.416</text:p>
          </table:table-cell>
          <table:table-cell table:formula="of:=[.B9] / [.B33]" office:value-type="float" office:value="0.6875" calcext:value-type="float">
            <text:p>0.6875</text:p>
          </table:table-cell>
          <table:table-cell table:formula="of:=[.C9] / [.C33]" office:value-type="float" office:value="0.854" calcext:value-type="float">
            <text:p>0.854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.287" calcext:value-type="float">
            <text:p>3.287</text:p>
          </table:table-cell>
          <table:table-cell table:formula="of:=[.B10] / [.B33]" office:value-type="float" office:value="0.8125" calcext:value-type="float">
            <text:p>0.8125</text:p>
          </table:table-cell>
          <table:table-cell table:formula="of:=[.C10] / [.C33]" office:value-type="float" office:value="0.82175" calcext:value-type="float">
            <text:p>0.82175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formula="of:=[.B11] / [.B33]" office:value-type="float" office:value="1" calcext:value-type="float">
            <text:p>1</text:p>
          </table:table-cell>
          <table:table-cell table:formula="of:=[.C11] / [.C33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.446" calcext:value-type="float">
            <text:p>3.446</text:p>
          </table:table-cell>
          <table:table-cell table:formula="of:=[.B12] / [.B33]" office:value-type="float" office:value="0.71875" calcext:value-type="float">
            <text:p>0.71875</text:p>
          </table:table-cell>
          <table:table-cell table:formula="of:=[.C12] / [.C33]" office:value-type="float" office:value="0.8615" calcext:value-type="float">
            <text:p>0.8615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.905" calcext:value-type="float">
            <text:p>3.905</text:p>
          </table:table-cell>
          <table:table-cell table:formula="of:=[.B13] / [.B33]" office:value-type="float" office:value="0.9375" calcext:value-type="float">
            <text:p>0.9375</text:p>
          </table:table-cell>
          <table:table-cell table:formula="of:=[.C13] / [.C33]" office:value-type="float" office:value="0.97625" calcext:value-type="float">
            <text:p>0.97625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.926" calcext:value-type="float">
            <text:p>2.926</text:p>
          </table:table-cell>
          <table:table-cell table:formula="of:=[.B14] / [.B33]" office:value-type="float" office:value="0.78125" calcext:value-type="float">
            <text:p>0.78125</text:p>
          </table:table-cell>
          <table:table-cell table:formula="of:=[.C14] / [.C33]" office:value-type="float" office:value="0.7315" calcext:value-type="float">
            <text:p>0.7315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.1" calcext:value-type="float">
            <text:p>3.1</text:p>
          </table:table-cell>
          <table:table-cell table:formula="of:=[.B15] / [.B33]" office:value-type="float" office:value="0.8125" calcext:value-type="float">
            <text:p>0.8125</text:p>
          </table:table-cell>
          <table:table-cell table:formula="of:=[.C15] / [.C33]" office:value-type="float" office:value="0.775" calcext:value-type="float">
            <text:p>0.775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.446" calcext:value-type="float">
            <text:p>3.446</text:p>
          </table:table-cell>
          <table:table-cell table:formula="of:=[.B16] / [.B33]" office:value-type="float" office:value="0.8125" calcext:value-type="float">
            <text:p>0.8125</text:p>
          </table:table-cell>
          <table:table-cell table:formula="of:=[.C16] / [.C33]" office:value-type="float" office:value="0.8615" calcext:value-type="float">
            <text:p>0.8615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.785" calcext:value-type="float">
            <text:p>2.785</text:p>
          </table:table-cell>
          <table:table-cell table:formula="of:=[.B17]/ [.B33]" office:value-type="float" office:value="0.59375" calcext:value-type="float">
            <text:p>0.59375</text:p>
          </table:table-cell>
          <table:table-cell table:formula="of:=[.C17] / [.C33]" office:value-type="float" office:value="0.69625" calcext:value-type="float">
            <text:p>0.69625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.663" calcext:value-type="float">
            <text:p>3.663</text:p>
          </table:table-cell>
          <table:table-cell table:formula="of:=[.B18] / [.B33]" office:value-type="float" office:value="1" calcext:value-type="float">
            <text:p>1</text:p>
          </table:table-cell>
          <table:table-cell table:formula="of:=[.C18] / [.C33]" office:value-type="float" office:value="0.91575" calcext:value-type="float">
            <text:p>0.91575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.368" calcext:value-type="float">
            <text:p>3.368</text:p>
          </table:table-cell>
          <table:table-cell table:formula="of:=[.B19] / [.B33]" office:value-type="float" office:value="0.625" calcext:value-type="float">
            <text:p>0.625</text:p>
          </table:table-cell>
          <table:table-cell table:formula="of:=[.C19] / [.C33]" office:value-type="float" office:value="0.842" calcext:value-type="float">
            <text:p>0.842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.352" calcext:value-type="float">
            <text:p>3.352</text:p>
          </table:table-cell>
          <table:table-cell table:formula="of:=[.B20] / [.B33]" office:value-type="float" office:value="0.75" calcext:value-type="float">
            <text:p>0.75</text:p>
          </table:table-cell>
          <table:table-cell table:formula="of:=[.C20] / [.C33]" office:value-type="float" office:value="0.838" calcext:value-type="float">
            <text:p>0.838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.75" calcext:value-type="float">
            <text:p>2.75</text:p>
          </table:table-cell>
          <table:table-cell table:formula="of:=[.B21] / [.B33]" office:value-type="float" office:value="0.59375" calcext:value-type="float">
            <text:p>0.59375</text:p>
          </table:table-cell>
          <table:table-cell table:formula="of:=[.C21] / [.C33]" office:value-type="float" office:value="0.6875" calcext:value-type="float">
            <text:p>0.6875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62" calcext:value-type="float">
            <text:p>3.62</text:p>
          </table:table-cell>
          <table:table-cell table:formula="of:=[.B22] / [.B33]" office:value-type="float" office:value="0.96875" calcext:value-type="float">
            <text:p>0.96875</text:p>
          </table:table-cell>
          <table:table-cell table:formula="of:=[.C22] / [.C33]" office:value-type="float" office:value="0.905" calcext:value-type="float">
            <text:p>0.905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.765" calcext:value-type="float">
            <text:p>3.765</text:p>
          </table:table-cell>
          <table:table-cell table:formula="of:=[.B23] / [.B33]" office:value-type="float" office:value="0.875" calcext:value-type="float">
            <text:p>0.875</text:p>
          </table:table-cell>
          <table:table-cell table:formula="of:=[.C23] / [.C33]" office:value-type="float" office:value="0.94125" calcext:value-type="float">
            <text:p>0.94125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.763" calcext:value-type="float">
            <text:p>2.763</text:p>
          </table:table-cell>
          <table:table-cell table:formula="of:=[.B24] / [.B33]" office:value-type="float" office:value="0.625" calcext:value-type="float">
            <text:p>0.625</text:p>
          </table:table-cell>
          <table:table-cell table:formula="of:=[.C24] / [.C33]" office:value-type="float" office:value="0.69075" calcext:value-type="float">
            <text:p>0.69075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.836" calcext:value-type="float">
            <text:p>2.836</text:p>
          </table:table-cell>
          <table:table-cell table:formula="of:=[.B25] / [.B33]" office:value-type="float" office:value="0.65625" calcext:value-type="float">
            <text:p>0.65625</text:p>
          </table:table-cell>
          <table:table-cell table:formula="of:=[.C25] / [.C33]" office:value-type="float" office:value="0.709" calcext:value-type="float">
            <text:p>0.709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.696" calcext:value-type="float">
            <text:p>2.696</text:p>
          </table:table-cell>
          <table:table-cell table:formula="of:=[.B26] / [.B33]" office:value-type="float" office:value="0.5625" calcext:value-type="float">
            <text:p>0.5625</text:p>
          </table:table-cell>
          <table:table-cell table:formula="of:=[.C26] / [.C33]" office:value-type="float" office:value="0.674" calcext:value-type="float">
            <text:p>0.674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.119" calcext:value-type="float">
            <text:p>3.119</text:p>
          </table:table-cell>
          <table:table-cell table:formula="of:=[.B27] / [.B33]" office:value-type="float" office:value="0.8125" calcext:value-type="float">
            <text:p>0.8125</text:p>
          </table:table-cell>
          <table:table-cell table:formula="of:=[.C27] / [.C33]" office:value-type="float" office:value="0.77975" calcext:value-type="float">
            <text:p>0.77975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.662" calcext:value-type="float">
            <text:p>2.662</text:p>
          </table:table-cell>
          <table:table-cell table:formula="of:=[.B28] / [.B33]" office:value-type="float" office:value="0.6875" calcext:value-type="float">
            <text:p>0.6875</text:p>
          </table:table-cell>
          <table:table-cell table:formula="of:=[.C28] / [.C33]" office:value-type="float" office:value="0.6655" calcext:value-type="float">
            <text:p>0.6655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ce2" table:number-columns-repeated="3"/>
          <table:table-cell table:number-columns-repeated="2"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2:.B28])" office:value-type="float" office:value="24.8148148148148" calcext:value-type="float">
            <text:p>24.8148148148</text:p>
          </table:table-cell>
          <table:table-cell table:style-name="ce5" table:formula="of:=AVERAGE([.C2:.C28])" office:value-type="float" office:value="3.28848148148148" calcext:value-type="float">
            <text:p>3.28848148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an – 2*SD</text:p>
          </table:table-cell>
          <table:table-cell table:formula="of:=[.B30] - 2*COM.MICROSOFT.STDEV.P([.B2:.B28])" office:value-type="float" office:value="15.6571499493182" calcext:value-type="float">
            <text:p>15.6571499493</text:p>
          </table:table-cell>
          <table:table-cell table:style-name="ce4" table:formula="of:=[.C30] - 2*COM.MICROSOFT.STDEV.P([.C2:.C28])" office:value-type="float" office:value="2.42220372765399" calcext:value-type="float">
            <text:p>2.42220372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an + 2*SD</text:p>
          </table:table-cell>
          <table:table-cell table:formula="of:=[.B30] + 2*COM.MICROSOFT.STDEV.P([.B2:.B28])" office:value-type="float" office:value="33.9724796803115" calcext:value-type="float">
            <text:p>33.9724796803</text:p>
          </table:table-cell>
          <table:table-cell table:style-name="ce4" table:formula="of:=[.C30] + 2*COM.MICROSOFT.STDEV.P([.C2:.C28])" office:value-type="float" office:value="4.15475923530898" calcext:value-type="float">
            <text:p>4.15475923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Value</text:p>
          </table:table-cell>
          <table:table-cell table:formula="of:=MAX([.B2:.B28])" office:value-type="float" office:value="32" calcext:value-type="float">
            <text:p>32</text:p>
          </table:table-cell>
          <table:table-cell table:formula="of:=MAX([.C2:.C28])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Θ0</text:p>
          </table:table-cell>
          <table:table-cell office:value-type="float" office:value="0.5" calcext:value-type="float">
            <text:p>0.5</text:p>
          </table:table-cell>
          <table:table-cell table:formula="of:=[.B35] - [.B38]*[.D69]" office:value-type="float" office:value="0.553688888888889" calcext:value-type="float">
            <text:p>0.5536888889</text:p>
          </table:table-cell>
          <table:table-cell table:style-name="ce4" table:formula="of:=[.C35] - [.B38]*[.D99]" office:value-type="float" office:value="0.553981058063272" calcext:value-type="float">
            <text:p>0.55398105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Θ1</text:p>
          </table:table-cell>
          <table:table-cell office:value-type="float" office:value="0.3" calcext:value-type="float">
            <text:p>0.3</text:p>
          </table:table-cell>
          <table:table-cell table:formula="of:=[.B36]-[.B38]*[.E69]" office:value-type="float" office:value="0.345528472222222" calcext:value-type="float">
            <text:p>0.3455284722</text:p>
          </table:table-cell>
          <table:table-cell table:style-name="ce4" table:formula="of:=[.C36]-[.B38]*[.E99]" office:value-type="float" office:value="0.3513742261345" calcext:value-type="float">
            <text:p>0.351374226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arning Rate (α)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(x) = 0.5 + 0.3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h(x)</text:p>
          </table:table-cell>
          <table:table-cell table:style-name="ce6" office:value-type="string" calcext:value-type="string">
            <text:p>Θ0 Gradient</text:p>
          </table:table-cell>
          <table:table-cell table:style-name="ce1" office:value-type="string" calcext:value-type="string">
            <text:p>Θ1 Gradient</text:p>
          </table:table-cell>
          <table:table-cell table:style-name="ce1"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98" calcext:value-type="float">
            <text:p>0.998</text:p>
          </table:table-cell>
          <table:table-cell table:formula="of:=0.5 + 0.3 * [.A42]" office:value-type="float" office:value="0.78125" calcext:value-type="float">
            <text:p>0.78125</text:p>
          </table:table-cell>
          <table:table-cell table:formula="of:=[.C42]-[.B42]" office:value-type="float" office:value="-0.21675" calcext:value-type="float">
            <text:p>-0.21675</text:p>
          </table:table-cell>
          <table:table-cell table:formula="of:=[.D42]*[.A42]" office:value-type="float" office:value="-0.203203125" calcext:value-type="float">
            <text:p>-0.203203125</text:p>
          </table:table-cell>
          <table:table-cell table:style-name="ce4" table:formula="of:=[.D42]^2" office:value-type="float" office:value="0.0469805625" calcext:value-type="float">
            <text:p>0.0469805625</text:p>
          </table:table-cell>
          <table:table-cell table:number-columns-repeated="1018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63325" calcext:value-type="float">
            <text:p>0.63325</text:p>
          </table:table-cell>
          <table:table-cell table:formula="of:=0.5 + 0.3 * [.A43]" office:value-type="float" office:value="0.66875" calcext:value-type="float">
            <text:p>0.66875</text:p>
          </table:table-cell>
          <table:table-cell table:formula="of:=[.C43]-[.B43]" office:value-type="float" office:value="0.0355" calcext:value-type="float">
            <text:p>0.0355</text:p>
          </table:table-cell>
          <table:table-cell table:formula="of:=[.D43]*[.A43]" office:value-type="float" office:value="0.01996875" calcext:value-type="float">
            <text:p>0.01996875</text:p>
          </table:table-cell>
          <table:table-cell table:formula="of:=[.D43]^2" office:value-type="float" office:value="0.00126025" calcext:value-type="float">
            <text:p>0.00126025</text:p>
          </table:table-cell>
          <table:table-cell table:number-columns-repeated="1018"/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0.84425" calcext:value-type="float">
            <text:p>0.84425</text:p>
          </table:table-cell>
          <table:table-cell table:formula="of:=0.5 + 0.3 * [.A44]" office:value-type="float" office:value="0.734375" calcext:value-type="float">
            <text:p>0.734375</text:p>
          </table:table-cell>
          <table:table-cell table:formula="of:=[.C44]-[.B44]" office:value-type="float" office:value="-0.109875" calcext:value-type="float">
            <text:p>-0.109875</text:p>
          </table:table-cell>
          <table:table-cell table:formula="of:=[.D44]*[.A44]" office:value-type="float" office:value="-0.08583984375" calcext:value-type="float">
            <text:p>-0.0858398438</text:p>
          </table:table-cell>
          <table:table-cell table:formula="of:=[.D44]^2" office:value-type="float" office:value="0.012072515625" calcext:value-type="float">
            <text:p>0.0120725156</text:p>
          </table:table-cell>
          <table:table-cell table:number-columns-repeated="1018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75225" calcext:value-type="float">
            <text:p>0.75225</text:p>
          </table:table-cell>
          <table:table-cell table:formula="of:=0.5 + 0.3 * [.A45]" office:value-type="float" office:value="0.6875" calcext:value-type="float">
            <text:p>0.6875</text:p>
          </table:table-cell>
          <table:table-cell table:formula="of:=[.C45]-[.B45]" office:value-type="float" office:value="-0.06475" calcext:value-type="float">
            <text:p>-0.06475</text:p>
          </table:table-cell>
          <table:table-cell table:formula="of:=[.D45]*[.A45]" office:value-type="float" office:value="-0.04046875" calcext:value-type="float">
            <text:p>-0.04046875</text:p>
          </table:table-cell>
          <table:table-cell table:formula="of:=[.D45]^2" office:value-type="float" office:value="0.0041925625" calcext:value-type="float">
            <text:p>0.0041925625</text:p>
          </table:table-cell>
          <table:table-cell table:number-columns-repeated="101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7725" calcext:value-type="float">
            <text:p>0.87725</text:p>
          </table:table-cell>
          <table:table-cell table:formula="of:=0.5 + 0.3 * [.A46]" office:value-type="float" office:value="0.725" calcext:value-type="float">
            <text:p>0.725</text:p>
          </table:table-cell>
          <table:table-cell table:formula="of:=[.C46]-[.B46]" office:value-type="float" office:value="-0.15225" calcext:value-type="float">
            <text:p>-0.15225</text:p>
          </table:table-cell>
          <table:table-cell table:formula="of:=[.D46]*[.A46]" office:value-type="float" office:value="-0.1141875" calcext:value-type="float">
            <text:p>-0.1141875</text:p>
          </table:table-cell>
          <table:table-cell table:formula="of:=[.D46]^2" office:value-type="float" office:value="0.0231800625" calcext:value-type="float">
            <text:p>0.023180062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925" calcext:value-type="float">
            <text:p>0.97925</text:p>
          </table:table-cell>
          <table:table-cell table:formula="of:=0.5 + 0.3 * [.A47]" office:value-type="float" office:value="0.8" calcext:value-type="float">
            <text:p>0.8</text:p>
          </table:table-cell>
          <table:table-cell table:formula="of:=[.C47]-[.B47]" office:value-type="float" office:value="-0.17925" calcext:value-type="float">
            <text:p>-0.17925</text:p>
          </table:table-cell>
          <table:table-cell table:formula="of:=[.D47]*[.A47]" office:value-type="float" office:value="-0.17925" calcext:value-type="float">
            <text:p>-0.17925</text:p>
          </table:table-cell>
          <table:table-cell table:formula="of:=[.D47]^2" office:value-type="float" office:value="0.0321305625" calcext:value-type="float">
            <text:p>0.0321305625</text:p>
          </table:table-cell>
          <table:table-cell table:number-columns-repeated="1018"/>
        </table:table-row>
        <table:table-row table:style-name="ro1">
          <table:table-cell office:value-type="float" office:value="0.96875" calcext:value-type="float">
            <text:p>0.96875</text:p>
          </table:table-cell>
          <table:table-cell office:value-type="float" office:value="0.88675" calcext:value-type="float">
            <text:p>0.88675</text:p>
          </table:table-cell>
          <table:table-cell table:formula="of:=0.5 + 0.3 * [.A48]" office:value-type="float" office:value="0.790625" calcext:value-type="float">
            <text:p>0.790625</text:p>
          </table:table-cell>
          <table:table-cell table:formula="of:=[.C48]-[.B48]" office:value-type="float" office:value="-0.096125" calcext:value-type="float">
            <text:p>-0.096125</text:p>
          </table:table-cell>
          <table:table-cell table:formula="of:=[.D48]*[.A48]" office:value-type="float" office:value="-0.09312109375" calcext:value-type="float">
            <text:p>-0.0931210938</text:p>
          </table:table-cell>
          <table:table-cell table:formula="of:=[.D48]^2" office:value-type="float" office:value="0.009240015625" calcext:value-type="float">
            <text:p>0.0092400156</text:p>
          </table:table-cell>
          <table:table-cell table:number-columns-repeated="1018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854" calcext:value-type="float">
            <text:p>0.854</text:p>
          </table:table-cell>
          <table:table-cell table:formula="of:=0.5 + 0.3 * [.A49]" office:value-type="float" office:value="0.70625" calcext:value-type="float">
            <text:p>0.70625</text:p>
          </table:table-cell>
          <table:table-cell table:formula="of:=[.C49]-[.B49]" office:value-type="float" office:value="-0.14775" calcext:value-type="float">
            <text:p>-0.14775</text:p>
          </table:table-cell>
          <table:table-cell table:formula="of:=[.D49]*[.A49]" office:value-type="float" office:value="-0.101578125" calcext:value-type="float">
            <text:p>-0.101578125</text:p>
          </table:table-cell>
          <table:table-cell table:formula="of:=[.D49]^2" office:value-type="float" office:value="0.0218300625" calcext:value-type="float">
            <text:p>0.0218300625</text:p>
          </table:table-cell>
          <table:table-cell table:number-columns-repeated="1018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82175" calcext:value-type="float">
            <text:p>0.82175</text:p>
          </table:table-cell>
          <table:table-cell table:formula="of:=0.5 + 0.3 * [.A50]" office:value-type="float" office:value="0.74375" calcext:value-type="float">
            <text:p>0.74375</text:p>
          </table:table-cell>
          <table:table-cell table:formula="of:=[.C50]-[.B50]" office:value-type="float" office:value="-0.078" calcext:value-type="float">
            <text:p>-0.078</text:p>
          </table:table-cell>
          <table:table-cell table:formula="of:=[.D50]*[.A50]" office:value-type="float" office:value="-0.063375" calcext:value-type="float">
            <text:p>-0.063375</text:p>
          </table:table-cell>
          <table:table-cell table:formula="of:=[.D50]^2" office:value-type="float" office:value="0.00608399999999999" calcext:value-type="float">
            <text:p>0.006084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0.5 + 0.3 * [.A51]" office:value-type="float" office:value="0.8" calcext:value-type="float">
            <text:p>0.8</text:p>
          </table:table-cell>
          <table:table-cell table:formula="of:=[.C51]-[.B51]" office:value-type="float" office:value="-0.2" calcext:value-type="float">
            <text:p>-0.2</text:p>
          </table:table-cell>
          <table:table-cell table:formula="of:=[.D51]*[.A51]" office:value-type="float" office:value="-0.2" calcext:value-type="float">
            <text:p>-0.2</text:p>
          </table:table-cell>
          <table:table-cell table:formula="of:=[.D51]^2" office:value-type="float" office:value="0.04" calcext:value-type="float">
            <text:p>0.04</text:p>
          </table:table-cell>
          <table:table-cell table:number-columns-repeated="1018"/>
        </table:table-row>
        <table:table-row table:style-name="ro1">
          <table:table-cell office:value-type="float" office:value="0.71875" calcext:value-type="float">
            <text:p>0.71875</text:p>
          </table:table-cell>
          <table:table-cell office:value-type="float" office:value="0.8615" calcext:value-type="float">
            <text:p>0.8615</text:p>
          </table:table-cell>
          <table:table-cell table:formula="of:=0.5 + 0.3 * [.A52]" office:value-type="float" office:value="0.715625" calcext:value-type="float">
            <text:p>0.715625</text:p>
          </table:table-cell>
          <table:table-cell table:formula="of:=[.C52]-[.B52]" office:value-type="float" office:value="-0.145875" calcext:value-type="float">
            <text:p>-0.145875</text:p>
          </table:table-cell>
          <table:table-cell table:formula="of:=[.D52]*[.A52]" office:value-type="float" office:value="-0.10484765625" calcext:value-type="float">
            <text:p>-0.1048476563</text:p>
          </table:table-cell>
          <table:table-cell table:formula="of:=[.D52]^2" office:value-type="float" office:value="0.021279515625" calcext:value-type="float">
            <text:p>0.0212795156</text:p>
          </table:table-cell>
          <table:table-cell table:number-columns-repeated="1018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7625" calcext:value-type="float">
            <text:p>0.97625</text:p>
          </table:table-cell>
          <table:table-cell table:formula="of:=0.5 + 0.3 * [.A53]" office:value-type="float" office:value="0.78125" calcext:value-type="float">
            <text:p>0.78125</text:p>
          </table:table-cell>
          <table:table-cell table:formula="of:=[.C53]-[.B53]" office:value-type="float" office:value="-0.195" calcext:value-type="float">
            <text:p>-0.195</text:p>
          </table:table-cell>
          <table:table-cell table:formula="of:=[.D53]*[.A53]" office:value-type="float" office:value="-0.1828125" calcext:value-type="float">
            <text:p>-0.1828125</text:p>
          </table:table-cell>
          <table:table-cell table:formula="of:=[.D53]^2" office:value-type="float" office:value="0.038025" calcext:value-type="float">
            <text:p>0.038025</text:p>
          </table:table-cell>
          <table:table-cell table:number-columns-repeated="1018"/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0.7315" calcext:value-type="float">
            <text:p>0.7315</text:p>
          </table:table-cell>
          <table:table-cell table:formula="of:=0.5 + 0.3 * [.A54]" office:value-type="float" office:value="0.734375" calcext:value-type="float">
            <text:p>0.734375</text:p>
          </table:table-cell>
          <table:table-cell table:formula="of:=[.C54]-[.B54]" office:value-type="float" office:value="0.00287499999999996" calcext:value-type="float">
            <text:p>0.002875</text:p>
          </table:table-cell>
          <table:table-cell table:formula="of:=[.D54]*[.A54]" office:value-type="float" office:value="0.00224609374999997" calcext:value-type="float">
            <text:p>0.0022460937</text:p>
          </table:table-cell>
          <table:table-cell table:formula="of:=[.D54]^2" office:value-type="float" office:value="0.00000826562499999978" calcext:value-type="float">
            <text:p>8.26562499999978E-006</text:p>
          </table:table-cell>
          <table:table-cell table:number-columns-repeated="1018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775" calcext:value-type="float">
            <text:p>0.775</text:p>
          </table:table-cell>
          <table:table-cell table:formula="of:=0.5 + 0.3 * [.A55]" office:value-type="float" office:value="0.74375" calcext:value-type="float">
            <text:p>0.74375</text:p>
          </table:table-cell>
          <table:table-cell table:formula="of:=[.C55]-[.B55]" office:value-type="float" office:value="-0.03125" calcext:value-type="float">
            <text:p>-0.03125</text:p>
          </table:table-cell>
          <table:table-cell table:formula="of:=[.D55]*[.A55]" office:value-type="float" office:value="-0.025390625" calcext:value-type="float">
            <text:p>-0.025390625</text:p>
          </table:table-cell>
          <table:table-cell table:formula="of:=[.D55]^2" office:value-type="float" office:value="0.0009765625" calcext:value-type="float">
            <text:p>0.0009765625</text:p>
          </table:table-cell>
          <table:table-cell table:number-columns-repeated="1018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8615" calcext:value-type="float">
            <text:p>0.8615</text:p>
          </table:table-cell>
          <table:table-cell table:formula="of:=0.5 + 0.3 * [.A56]" office:value-type="float" office:value="0.74375" calcext:value-type="float">
            <text:p>0.74375</text:p>
          </table:table-cell>
          <table:table-cell table:formula="of:=[.C56]-[.B56]" office:value-type="float" office:value="-0.11775" calcext:value-type="float">
            <text:p>-0.11775</text:p>
          </table:table-cell>
          <table:table-cell table:formula="of:=[.D56]*[.A56]" office:value-type="float" office:value="-0.095671875" calcext:value-type="float">
            <text:p>-0.095671875</text:p>
          </table:table-cell>
          <table:table-cell table:formula="of:=[.D56]^2" office:value-type="float" office:value="0.0138650625" calcext:value-type="float">
            <text:p>0.0138650625</text:p>
          </table:table-cell>
          <table:table-cell table:number-columns-repeated="1018"/>
        </table:table-row>
        <table:table-row table:style-name="ro1">
          <table:table-cell office:value-type="float" office:value="0.59375" calcext:value-type="float">
            <text:p>0.59375</text:p>
          </table:table-cell>
          <table:table-cell office:value-type="float" office:value="0.69625" calcext:value-type="float">
            <text:p>0.69625</text:p>
          </table:table-cell>
          <table:table-cell table:formula="of:=0.5 + 0.3 * [.A57]" office:value-type="float" office:value="0.678125" calcext:value-type="float">
            <text:p>0.678125</text:p>
          </table:table-cell>
          <table:table-cell table:formula="of:=[.C57]-[.B57]" office:value-type="float" office:value="-0.0181249999999999" calcext:value-type="float">
            <text:p>-0.018125</text:p>
          </table:table-cell>
          <table:table-cell table:formula="of:=[.D57]*[.A57]" office:value-type="float" office:value="-0.01076171875" calcext:value-type="float">
            <text:p>-0.0107617188</text:p>
          </table:table-cell>
          <table:table-cell table:formula="of:=[.D57]^2" office:value-type="float" office:value="0.000328515624999998" calcext:value-type="float">
            <text:p>0.000328515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575" calcext:value-type="float">
            <text:p>0.91575</text:p>
          </table:table-cell>
          <table:table-cell table:formula="of:=0.5 + 0.3 * [.A58]" office:value-type="float" office:value="0.8" calcext:value-type="float">
            <text:p>0.8</text:p>
          </table:table-cell>
          <table:table-cell table:formula="of:=[.C58]-[.B58]" office:value-type="float" office:value="-0.11575" calcext:value-type="float">
            <text:p>-0.11575</text:p>
          </table:table-cell>
          <table:table-cell table:formula="of:=[.D58]*[.A58]" office:value-type="float" office:value="-0.11575" calcext:value-type="float">
            <text:p>-0.11575</text:p>
          </table:table-cell>
          <table:table-cell table:formula="of:=[.D58]^2" office:value-type="float" office:value="0.0133980625" calcext:value-type="float">
            <text:p>0.0133980625</text:p>
          </table:table-cell>
          <table:table-cell table:number-columns-repeated="1018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842" calcext:value-type="float">
            <text:p>0.842</text:p>
          </table:table-cell>
          <table:table-cell table:formula="of:=0.5 + 0.3 * [.A59]" office:value-type="float" office:value="0.6875" calcext:value-type="float">
            <text:p>0.6875</text:p>
          </table:table-cell>
          <table:table-cell table:formula="of:=[.C59]-[.B59]" office:value-type="float" office:value="-0.1545" calcext:value-type="float">
            <text:p>-0.1545</text:p>
          </table:table-cell>
          <table:table-cell table:formula="of:=[.D59]*[.A59]" office:value-type="float" office:value="-0.0965625" calcext:value-type="float">
            <text:p>-0.0965625</text:p>
          </table:table-cell>
          <table:table-cell table:formula="of:=[.D59]^2" office:value-type="float" office:value="0.02387025" calcext:value-type="float">
            <text:p>0.02387025</text:p>
          </table:table-cell>
          <table:table-cell table:number-columns-repeated="101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38" calcext:value-type="float">
            <text:p>0.838</text:p>
          </table:table-cell>
          <table:table-cell table:formula="of:=0.5 + 0.3 * [.A60]" office:value-type="float" office:value="0.725" calcext:value-type="float">
            <text:p>0.725</text:p>
          </table:table-cell>
          <table:table-cell table:formula="of:=[.C60]-[.B60]" office:value-type="float" office:value="-0.113" calcext:value-type="float">
            <text:p>-0.113</text:p>
          </table:table-cell>
          <table:table-cell table:formula="of:=[.D60]*[.A60]" office:value-type="float" office:value="-0.0847499999999999" calcext:value-type="float">
            <text:p>-0.08475</text:p>
          </table:table-cell>
          <table:table-cell table:formula="of:=[.D60]^2" office:value-type="float" office:value="0.012769" calcext:value-type="float">
            <text:p>0.012769</text:p>
          </table:table-cell>
          <table:table-cell table:number-columns-repeated="1018"/>
        </table:table-row>
        <table:table-row table:style-name="ro1">
          <table:table-cell office:value-type="float" office:value="0.59375" calcext:value-type="float">
            <text:p>0.59375</text:p>
          </table:table-cell>
          <table:table-cell office:value-type="float" office:value="0.6875" calcext:value-type="float">
            <text:p>0.6875</text:p>
          </table:table-cell>
          <table:table-cell table:formula="of:=0.5 + 0.3 * [.A61]" office:value-type="float" office:value="0.678125" calcext:value-type="float">
            <text:p>0.678125</text:p>
          </table:table-cell>
          <table:table-cell table:formula="of:=[.C61]-[.B61]" office:value-type="float" office:value="-0.00937499999999991" calcext:value-type="float">
            <text:p>-0.009375</text:p>
          </table:table-cell>
          <table:table-cell table:formula="of:=[.I212]*[.A42]" office:value-type="float" office:value="0" calcext:value-type="float">
            <text:p>0</text:p>
          </table:table-cell>
          <table:table-cell table:formula="of:=[.D61]^2" office:value-type="float" office:value="0.0000878906249999983" calcext:value-type="float">
            <text:p>8.78906249999983E-005</text:p>
          </table:table-cell>
          <table:table-cell table:number-columns-repeated="1018"/>
        </table:table-row>
        <table:table-row table:style-name="ro1">
          <table:table-cell office:value-type="float" office:value="0.96875" calcext:value-type="float">
            <text:p>0.96875</text:p>
          </table:table-cell>
          <table:table-cell office:value-type="float" office:value="0.905" calcext:value-type="float">
            <text:p>0.905</text:p>
          </table:table-cell>
          <table:table-cell table:formula="of:=0.5 + 0.3 * [.A62]" office:value-type="float" office:value="0.790625" calcext:value-type="float">
            <text:p>0.790625</text:p>
          </table:table-cell>
          <table:table-cell table:formula="of:=[.C62]-[.B62]" office:value-type="float" office:value="-0.114375" calcext:value-type="float">
            <text:p>-0.114375</text:p>
          </table:table-cell>
          <table:table-cell table:formula="of:=[.D62]*[.A62]" office:value-type="float" office:value="-0.11080078125" calcext:value-type="float">
            <text:p>-0.1108007813</text:p>
          </table:table-cell>
          <table:table-cell table:formula="of:=[.D62]^2" office:value-type="float" office:value="0.013081640625" calcext:value-type="float">
            <text:p>0.0130816406</text:p>
          </table:table-cell>
          <table:table-cell table:number-columns-repeated="1018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94125" calcext:value-type="float">
            <text:p>0.94125</text:p>
          </table:table-cell>
          <table:table-cell table:formula="of:=0.5 + 0.3 * [.A63]" office:value-type="float" office:value="0.7625" calcext:value-type="float">
            <text:p>0.7625</text:p>
          </table:table-cell>
          <table:table-cell table:formula="of:=[.C63]-[.B63]" office:value-type="float" office:value="-0.17875" calcext:value-type="float">
            <text:p>-0.17875</text:p>
          </table:table-cell>
          <table:table-cell table:formula="of:=[.D63]*[.A63]" office:value-type="float" office:value="-0.15640625" calcext:value-type="float">
            <text:p>-0.15640625</text:p>
          </table:table-cell>
          <table:table-cell table:formula="of:=[.D63]^2" office:value-type="float" office:value="0.0319515625" calcext:value-type="float">
            <text:p>0.0319515625</text:p>
          </table:table-cell>
          <table:table-cell table:number-columns-repeated="1018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69075" calcext:value-type="float">
            <text:p>0.69075</text:p>
          </table:table-cell>
          <table:table-cell table:formula="of:=0.5 + 0.3 * [.A64]" office:value-type="float" office:value="0.6875" calcext:value-type="float">
            <text:p>0.6875</text:p>
          </table:table-cell>
          <table:table-cell table:formula="of:=[.C64]-[.B64]" office:value-type="float" office:value="-0.00324999999999998" calcext:value-type="float">
            <text:p>-0.00325</text:p>
          </table:table-cell>
          <table:table-cell table:formula="of:=[.D64]*[.A64]" office:value-type="float" office:value="-0.00203124999999998" calcext:value-type="float">
            <text:p>-0.00203125</text:p>
          </table:table-cell>
          <table:table-cell table:formula="of:=[.D64]^2" office:value-type="float" office:value="0.0000105624999999998" calcext:value-type="float">
            <text:p>1.05624999999998E-005</text:p>
          </table:table-cell>
          <table:table-cell table:number-columns-repeated="1018"/>
        </table:table-row>
        <table:table-row table:style-name="ro1">
          <table:table-cell office:value-type="float" office:value="0.65625" calcext:value-type="float">
            <text:p>0.65625</text:p>
          </table:table-cell>
          <table:table-cell office:value-type="float" office:value="0.709" calcext:value-type="float">
            <text:p>0.709</text:p>
          </table:table-cell>
          <table:table-cell table:formula="of:=0.5 + 0.3 * [.A65]" office:value-type="float" office:value="0.696875" calcext:value-type="float">
            <text:p>0.696875</text:p>
          </table:table-cell>
          <table:table-cell table:formula="of:=[.C65]-[.B65]" office:value-type="float" office:value="-0.0121249999999999" calcext:value-type="float">
            <text:p>-0.012125</text:p>
          </table:table-cell>
          <table:table-cell table:formula="of:=[.I256]*[.A42]" office:value-type="float" office:value="0" calcext:value-type="float">
            <text:p>0</text:p>
          </table:table-cell>
          <table:table-cell table:formula="of:=[.D65]^2" office:value-type="float" office:value="0.000147015624999999" calcext:value-type="float">
            <text:p>0.0001470156</text:p>
          </table:table-cell>
          <table:table-cell table:number-columns-repeated="1018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674" calcext:value-type="float">
            <text:p>0.674</text:p>
          </table:table-cell>
          <table:table-cell table:formula="of:=0.5 + 0.3 * [.A66]" office:value-type="float" office:value="0.66875" calcext:value-type="float">
            <text:p>0.66875</text:p>
          </table:table-cell>
          <table:table-cell table:formula="of:=[.C66]-[.B66]" office:value-type="float" office:value="-0.00525000000000009" calcext:value-type="float">
            <text:p>-0.00525</text:p>
          </table:table-cell>
          <table:table-cell table:formula="of:=[.D66]*[.A66]" office:value-type="float" office:value="-0.00295312500000005" calcext:value-type="float">
            <text:p>-0.002953125</text:p>
          </table:table-cell>
          <table:table-cell table:formula="of:=[.D66]^2" office:value-type="float" office:value="0.0000275625000000009" calcext:value-type="float">
            <text:p>2.75625000000009E-005</text:p>
          </table:table-cell>
          <table:table-cell table:number-columns-repeated="1018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77975" calcext:value-type="float">
            <text:p>0.77975</text:p>
          </table:table-cell>
          <table:table-cell table:formula="of:=0.5 + 0.3 * [.A67]" office:value-type="float" office:value="0.74375" calcext:value-type="float">
            <text:p>0.74375</text:p>
          </table:table-cell>
          <table:table-cell table:formula="of:=[.C67]-[.B67]" office:value-type="float" office:value="-0.036" calcext:value-type="float">
            <text:p>-0.036</text:p>
          </table:table-cell>
          <table:table-cell table:formula="of:=[.D67]*[.A67]" office:value-type="float" office:value="-0.02925" calcext:value-type="float">
            <text:p>-0.02925</text:p>
          </table:table-cell>
          <table:table-cell table:formula="of:=[.D67]^2" office:value-type="float" office:value="0.001296" calcext:value-type="float">
            <text:p>0.001296</text:p>
          </table:table-cell>
          <table:table-cell table:number-columns-repeated="1018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6655" calcext:value-type="float">
            <text:p>0.6655</text:p>
          </table:table-cell>
          <table:table-cell table:formula="of:=0.5 + 0.3 * [.A68]" office:value-type="float" office:value="0.70625" calcext:value-type="float">
            <text:p>0.70625</text:p>
          </table:table-cell>
          <table:table-cell table:formula="of:=[.C68]-[.B68]" office:value-type="float" office:value="0.0407500000000001" calcext:value-type="float">
            <text:p>0.04075</text:p>
          </table:table-cell>
          <table:table-cell table:formula="of:=[.D68]*[.A68]" office:value-type="float" office:value="0.028015625" calcext:value-type="float">
            <text:p>0.028015625</text:p>
          </table:table-cell>
          <table:table-cell table:formula="of:=[.D68]^2" office:value-type="float" office:value="0.00166056250000001" calcext:value-type="float">
            <text:p>0.001660562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AVERAGE([.D42:.D68])" office:value-type="float" office:value="-0.0894814814814815" calcext:value-type="float">
            <text:p>-0.0894814815</text:p>
          </table:table-cell>
          <table:table-cell table:formula="of:=AVERAGE([.E42:.E68])" office:value-type="float" office:value="-0.075880787037037" calcext:value-type="float">
            <text:p>-0.075880787</text:p>
          </table:table-cell>
          <table:table-cell table:formula="of:=AVERAGE([.F42:.F68]) * 0.5" office:value-type="float" office:value="0.00684728935185185" calcext:value-type="float">
            <text:p>0.006847289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h(x)</text:p>
          </table:table-cell>
          <table:table-cell table:style-name="ce6" office:value-type="string" calcext:value-type="string">
            <text:p>Θ0 Gradient</text:p>
          </table:table-cell>
          <table:table-cell table:style-name="ce1" office:value-type="string" calcext:value-type="string">
            <text:p>Θ1 Gradient</text:p>
          </table:table-cell>
          <table:table-cell table:style-name="ce1"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98" calcext:value-type="float">
            <text:p>0.998</text:p>
          </table:table-cell>
          <table:table-cell table:formula="of:=[.C35] + [.C36] * [.A72]" office:value-type="float" office:value="0.877621831597222" calcext:value-type="float">
            <text:p>0.8776218316</text:p>
          </table:table-cell>
          <table:table-cell table:formula="of:=[.C72]-[.B72]" office:value-type="float" office:value="-0.120378168402778" calcext:value-type="float">
            <text:p>-0.1203781684</text:p>
          </table:table-cell>
          <table:table-cell table:formula="of:=[.D72]*[.A72]" office:value-type="float" office:value="-0.112854532877604" calcext:value-type="float">
            <text:p>-0.1128545329</text:p>
          </table:table-cell>
          <table:table-cell table:style-name="ce4" table:formula="of:=[.D72]^2" office:value-type="float" office:value="0.0144909034280075" calcext:value-type="float">
            <text:p>0.0144909034</text:p>
          </table:table-cell>
          <table:table-cell table:number-columns-repeated="1018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63325" calcext:value-type="float">
            <text:p>0.63325</text:p>
          </table:table-cell>
          <table:table-cell table:formula="of:=[.C35] + [.C36] * [.A73]" office:value-type="float" office:value="0.748048654513889" calcext:value-type="float">
            <text:p>0.7480486545</text:p>
          </table:table-cell>
          <table:table-cell table:formula="of:=[.C73]-[.B73]" office:value-type="float" office:value="0.114798654513889" calcext:value-type="float">
            <text:p>0.1147986545</text:p>
          </table:table-cell>
          <table:table-cell table:formula="of:=[.D73]*[.A73]" office:value-type="float" office:value="0.0645742431640625" calcext:value-type="float">
            <text:p>0.0645742432</text:p>
          </table:table-cell>
          <table:table-cell table:formula="of:=[.D73]^2" office:value-type="float" office:value="0.0131787310781992" calcext:value-type="float">
            <text:p>0.0131787311</text:p>
          </table:table-cell>
          <table:table-cell table:number-columns-repeated="1018"/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0.84425" calcext:value-type="float">
            <text:p>0.84425</text:p>
          </table:table-cell>
          <table:table-cell table:formula="of:=[.C35] + [.C36]* [.A74]" office:value-type="float" office:value="0.8236330078125" calcext:value-type="float">
            <text:p>0.8236330078</text:p>
          </table:table-cell>
          <table:table-cell table:formula="of:=[.C74]-[.B74]" office:value-type="float" office:value="-0.0206169921874999" calcext:value-type="float">
            <text:p>-0.0206169922</text:p>
          </table:table-cell>
          <table:table-cell table:formula="of:=[.D74]*[.A74]" office:value-type="float" office:value="-0.0161070251464843" calcext:value-type="float">
            <text:p>-0.0161070251</text:p>
          </table:table-cell>
          <table:table-cell table:formula="of:=[.D74]^2" office:value-type="float" office:value="0.000425060366859432" calcext:value-type="float">
            <text:p>0.0004250604</text:p>
          </table:table-cell>
          <table:table-cell table:number-columns-repeated="1018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75225" calcext:value-type="float">
            <text:p>0.75225</text:p>
          </table:table-cell>
          <table:table-cell table:formula="of:=[.C35] + [.C36] * [.A75]" office:value-type="float" office:value="0.769644184027778" calcext:value-type="float">
            <text:p>0.769644184</text:p>
          </table:table-cell>
          <table:table-cell table:formula="of:=[.C75]-[.B75]" office:value-type="float" office:value="0.0173941840277778" calcext:value-type="float">
            <text:p>0.017394184</text:p>
          </table:table-cell>
          <table:table-cell table:formula="of:=[.D75]*[.A75]" office:value-type="float" office:value="0.0108713650173611" calcext:value-type="float">
            <text:p>0.010871365</text:p>
          </table:table-cell>
          <table:table-cell table:formula="of:=[.D75]^2" office:value-type="float" office:value="0.000302557637992201" calcext:value-type="float">
            <text:p>0.0003025576</text:p>
          </table:table-cell>
          <table:table-cell table:number-columns-repeated="101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7725" calcext:value-type="float">
            <text:p>0.87725</text:p>
          </table:table-cell>
          <table:table-cell table:formula="of:=[.C35] + [.C36] * [.A76]" office:value-type="float" office:value="0.812835243055556" calcext:value-type="float">
            <text:p>0.8128352431</text:p>
          </table:table-cell>
          <table:table-cell table:formula="of:=[.C76]-[.B76]" office:value-type="float" office:value="-0.0644147569444443" calcext:value-type="float">
            <text:p>-0.0644147569</text:p>
          </table:table-cell>
          <table:table-cell table:formula="of:=[.D76]*[.A76]" office:value-type="float" office:value="-0.0483110677083332" calcext:value-type="float">
            <text:p>-0.0483110677</text:p>
          </table:table-cell>
          <table:table-cell table:formula="of:=[.D76]^2" office:value-type="float" office:value="0.00414926091221184" calcext:value-type="float">
            <text:p>0.0041492609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925" calcext:value-type="float">
            <text:p>0.97925</text:p>
          </table:table-cell>
          <table:table-cell table:formula="of:=[.C35] + [.C36] * [.A77]" office:value-type="float" office:value="0.899217361111111" calcext:value-type="float">
            <text:p>0.8992173611</text:p>
          </table:table-cell>
          <table:table-cell table:formula="of:=[.C77]-[.B77]" office:value-type="float" office:value="-0.0800326388888888" calcext:value-type="float">
            <text:p>-0.0800326389</text:p>
          </table:table-cell>
          <table:table-cell table:formula="of:=[.D77]*[.A77]" office:value-type="float" office:value="-0.0800326388888888" calcext:value-type="float">
            <text:p>-0.0800326389</text:p>
          </table:table-cell>
          <table:table-cell table:formula="of:=[.D77]^2" office:value-type="float" office:value="0.00640522328751927" calcext:value-type="float">
            <text:p>0.0064052233</text:p>
          </table:table-cell>
          <table:table-cell table:number-columns-repeated="1018"/>
        </table:table-row>
        <table:table-row table:style-name="ro1">
          <table:table-cell office:value-type="float" office:value="0.96875" calcext:value-type="float">
            <text:p>0.96875</text:p>
          </table:table-cell>
          <table:table-cell office:value-type="float" office:value="0.88675" calcext:value-type="float">
            <text:p>0.88675</text:p>
          </table:table-cell>
          <table:table-cell table:formula="of:=[.C35] + [.C36] * [.A78]" office:value-type="float" office:value="0.888419596354167" calcext:value-type="float">
            <text:p>0.8884195964</text:p>
          </table:table-cell>
          <table:table-cell table:formula="of:=[.C78]-[.B78]" office:value-type="float" office:value="0.00166959635416675" calcext:value-type="float">
            <text:p>0.0016695964</text:p>
          </table:table-cell>
          <table:table-cell table:formula="of:=[.D78]*[.A78]" office:value-type="float" office:value="0.00161742146809904" calcext:value-type="float">
            <text:p>0.0016174215</text:p>
          </table:table-cell>
          <table:table-cell table:formula="of:=[.D78]^2" office:value-type="float" office:value="0.00000278755198584689" calcext:value-type="float">
            <text:p>2.78755198584689E-006</text:p>
          </table:table-cell>
          <table:table-cell table:number-columns-repeated="1018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854" calcext:value-type="float">
            <text:p>0.854</text:p>
          </table:table-cell>
          <table:table-cell table:formula="of:=[.C35] + [.C36] * [.A79]" office:value-type="float" office:value="0.791239713541667" calcext:value-type="float">
            <text:p>0.7912397135</text:p>
          </table:table-cell>
          <table:table-cell table:formula="of:=[.C79]-[.B79]" office:value-type="float" office:value="-0.0627602864583333" calcext:value-type="float">
            <text:p>-0.0627602865</text:p>
          </table:table-cell>
          <table:table-cell table:formula="of:=[.D79]*[.A79]" office:value-type="float" office:value="-0.0431476969401042" calcext:value-type="float">
            <text:p>-0.0431476969</text:p>
          </table:table-cell>
          <table:table-cell table:formula="of:=[.D79]^2" office:value-type="float" office:value="0.00393885355633206" calcext:value-type="float">
            <text:p>0.0039388536</text:p>
          </table:table-cell>
          <table:table-cell table:number-columns-repeated="1018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82175" calcext:value-type="float">
            <text:p>0.82175</text:p>
          </table:table-cell>
          <table:table-cell table:formula="of:=[.C35] + [.C36] * [.A80]" office:value-type="float" office:value="0.834430772569444" calcext:value-type="float">
            <text:p>0.8344307726</text:p>
          </table:table-cell>
          <table:table-cell table:formula="of:=[.C80]-[.B80]" office:value-type="float" office:value="0.0126807725694444" calcext:value-type="float">
            <text:p>0.0126807726</text:p>
          </table:table-cell>
          <table:table-cell table:formula="of:=[.D80]*[.A80]" office:value-type="float" office:value="0.0103031277126736" calcext:value-type="float">
            <text:p>0.0103031277</text:p>
          </table:table-cell>
          <table:table-cell table:formula="of:=[.D80]^2" office:value-type="float" office:value="0.000160801992957975" calcext:value-type="float">
            <text:p>0.000160802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35] + [.C36] * [.A81]" office:value-type="float" office:value="0.899217361111111" calcext:value-type="float">
            <text:p>0.8992173611</text:p>
          </table:table-cell>
          <table:table-cell table:formula="of:=[.C81]-[.B81]" office:value-type="float" office:value="-0.100782638888889" calcext:value-type="float">
            <text:p>-0.1007826389</text:p>
          </table:table-cell>
          <table:table-cell table:formula="of:=[.D81]*[.A81]" office:value-type="float" office:value="-0.100782638888889" calcext:value-type="float">
            <text:p>-0.1007826389</text:p>
          </table:table-cell>
          <table:table-cell table:formula="of:=[.D81]^2" office:value-type="float" office:value="0.0101571403014082" calcext:value-type="float">
            <text:p>0.0101571403</text:p>
          </table:table-cell>
          <table:table-cell table:number-columns-repeated="1018"/>
        </table:table-row>
        <table:table-row table:style-name="ro1">
          <table:table-cell office:value-type="float" office:value="0.71875" calcext:value-type="float">
            <text:p>0.71875</text:p>
          </table:table-cell>
          <table:table-cell office:value-type="float" office:value="0.8615" calcext:value-type="float">
            <text:p>0.8615</text:p>
          </table:table-cell>
          <table:table-cell table:formula="of:=[.C35] + [.C36] * [.A82]" office:value-type="float" office:value="0.802037478298611" calcext:value-type="float">
            <text:p>0.8020374783</text:p>
          </table:table-cell>
          <table:table-cell table:formula="of:=[.C82]-[.B82]" office:value-type="float" office:value="-0.0594625217013889" calcext:value-type="float">
            <text:p>-0.0594625217</text:p>
          </table:table-cell>
          <table:table-cell table:formula="of:=[.D82]*[.A82]" office:value-type="float" office:value="-0.0427386874728733" calcext:value-type="float">
            <text:p>-0.0427386875</text:p>
          </table:table-cell>
          <table:table-cell table:formula="of:=[.D82]^2" office:value-type="float" office:value="0.00353579148708814" calcext:value-type="float">
            <text:p>0.0035357915</text:p>
          </table:table-cell>
          <table:table-cell table:number-columns-repeated="1018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7625" calcext:value-type="float">
            <text:p>0.97625</text:p>
          </table:table-cell>
          <table:table-cell table:formula="of:=[.C35] + [.C36] * [.A83]" office:value-type="float" office:value="0.877621831597222" calcext:value-type="float">
            <text:p>0.8776218316</text:p>
          </table:table-cell>
          <table:table-cell table:formula="of:=[.C83]-[.B83]" office:value-type="float" office:value="-0.0986281684027778" calcext:value-type="float">
            <text:p>-0.0986281684</text:p>
          </table:table-cell>
          <table:table-cell table:formula="of:=[.D83]*[.A83]" office:value-type="float" office:value="-0.0924639078776042" calcext:value-type="float">
            <text:p>-0.0924639079</text:p>
          </table:table-cell>
          <table:table-cell table:formula="of:=[.D83]^2" office:value-type="float" office:value="0.00972751560248669" calcext:value-type="float">
            <text:p>0.0097275156</text:p>
          </table:table-cell>
          <table:table-cell table:number-columns-repeated="1018"/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0.7315" calcext:value-type="float">
            <text:p>0.7315</text:p>
          </table:table-cell>
          <table:table-cell table:formula="of:=[.C35] + [.C36] * [.A84]" office:value-type="float" office:value="0.8236330078125" calcext:value-type="float">
            <text:p>0.8236330078</text:p>
          </table:table-cell>
          <table:table-cell table:formula="of:=[.C84]-[.B84]" office:value-type="float" office:value="0.0921330078125" calcext:value-type="float">
            <text:p>0.0921330078</text:p>
          </table:table-cell>
          <table:table-cell table:formula="of:=[.D84]*[.A84]" office:value-type="float" office:value="0.0719789123535156" calcext:value-type="float">
            <text:p>0.0719789124</text:p>
          </table:table-cell>
          <table:table-cell table:formula="of:=[.D84]^2" office:value-type="float" office:value="0.00848849112857818" calcext:value-type="float">
            <text:p>0.0084884911</text:p>
          </table:table-cell>
          <table:table-cell table:number-columns-repeated="1018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775" calcext:value-type="float">
            <text:p>0.775</text:p>
          </table:table-cell>
          <table:table-cell table:formula="of:=[.C35] + [.C36] * [.A85]" office:value-type="float" office:value="0.834430772569444" calcext:value-type="float">
            <text:p>0.8344307726</text:p>
          </table:table-cell>
          <table:table-cell table:formula="of:=[.C85]-[.B85]" office:value-type="float" office:value="0.0594307725694444" calcext:value-type="float">
            <text:p>0.0594307726</text:p>
          </table:table-cell>
          <table:table-cell table:formula="of:=[.D85]*[.A85]" office:value-type="float" office:value="0.0482875027126736" calcext:value-type="float">
            <text:p>0.0482875027</text:p>
          </table:table-cell>
          <table:table-cell table:formula="of:=[.D85]^2" office:value-type="float" office:value="0.00353201672820102" calcext:value-type="float">
            <text:p>0.0035320167</text:p>
          </table:table-cell>
          <table:table-cell table:number-columns-repeated="1018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8615" calcext:value-type="float">
            <text:p>0.8615</text:p>
          </table:table-cell>
          <table:table-cell table:formula="of:=[.C35] + [.C36] * [.A86]" office:value-type="float" office:value="0.834430772569444" calcext:value-type="float">
            <text:p>0.8344307726</text:p>
          </table:table-cell>
          <table:table-cell table:formula="of:=[.C86]-[.B86]" office:value-type="float" office:value="-0.0270692274305556" calcext:value-type="float">
            <text:p>-0.0270692274</text:p>
          </table:table-cell>
          <table:table-cell table:formula="of:=[.D86]*[.A86]" office:value-type="float" office:value="-0.0219937472873264" calcext:value-type="float">
            <text:p>-0.0219937473</text:p>
          </table:table-cell>
          <table:table-cell table:formula="of:=[.D86]^2" office:value-type="float" office:value="0.000732743073687145" calcext:value-type="float">
            <text:p>0.0007327431</text:p>
          </table:table-cell>
          <table:table-cell table:number-columns-repeated="1018"/>
        </table:table-row>
        <table:table-row table:style-name="ro1">
          <table:table-cell office:value-type="float" office:value="0.59375" calcext:value-type="float">
            <text:p>0.59375</text:p>
          </table:table-cell>
          <table:table-cell office:value-type="float" office:value="0.69625" calcext:value-type="float">
            <text:p>0.69625</text:p>
          </table:table-cell>
          <table:table-cell table:formula="of:=[.C35] + [.C36] * [.A87]" office:value-type="float" office:value="0.758846419270833" calcext:value-type="float">
            <text:p>0.7588464193</text:p>
          </table:table-cell>
          <table:table-cell table:formula="of:=[.C87]-[.B87]" office:value-type="float" office:value="0.0625964192708334" calcext:value-type="float">
            <text:p>0.0625964193</text:p>
          </table:table-cell>
          <table:table-cell table:formula="of:=[.D87]*[.A87]" office:value-type="float" office:value="0.0371666239420573" calcext:value-type="float">
            <text:p>0.0371666239</text:p>
          </table:table-cell>
          <table:table-cell table:formula="of:=[.D87]^2" office:value-type="float" office:value="0.00391831170552996" calcext:value-type="float">
            <text:p>0.003918311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575" calcext:value-type="float">
            <text:p>0.91575</text:p>
          </table:table-cell>
          <table:table-cell table:formula="of:=[.C35] + [.C36] * [.A88]" office:value-type="float" office:value="0.899217361111111" calcext:value-type="float">
            <text:p>0.8992173611</text:p>
          </table:table-cell>
          <table:table-cell table:formula="of:=[.C88]-[.B88]" office:value-type="float" office:value="-0.0165326388888889" calcext:value-type="float">
            <text:p>-0.0165326389</text:p>
          </table:table-cell>
          <table:table-cell table:formula="of:=[.D88]*[.A88]" office:value-type="float" office:value="-0.0165326388888889" calcext:value-type="float">
            <text:p>-0.0165326389</text:p>
          </table:table-cell>
          <table:table-cell table:formula="of:=[.D88]^2" office:value-type="float" office:value="0.000273328148630401" calcext:value-type="float">
            <text:p>0.0002733281</text:p>
          </table:table-cell>
          <table:table-cell table:number-columns-repeated="1018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842" calcext:value-type="float">
            <text:p>0.842</text:p>
          </table:table-cell>
          <table:table-cell table:formula="of:=[.C35] + [.C36] * [.A89]" office:value-type="float" office:value="0.769644184027778" calcext:value-type="float">
            <text:p>0.769644184</text:p>
          </table:table-cell>
          <table:table-cell table:formula="of:=[.C89]-[.B89]" office:value-type="float" office:value="-0.0723558159722222" calcext:value-type="float">
            <text:p>-0.072355816</text:p>
          </table:table-cell>
          <table:table-cell table:formula="of:=[.D89]*[.A89]" office:value-type="float" office:value="-0.0452223849826389" calcext:value-type="float">
            <text:p>-0.045222385</text:p>
          </table:table-cell>
          <table:table-cell table:formula="of:=[.D89]^2" office:value-type="float" office:value="0.00523536410500608" calcext:value-type="float">
            <text:p>0.0052353641</text:p>
          </table:table-cell>
          <table:table-cell table:number-columns-repeated="101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38" calcext:value-type="float">
            <text:p>0.838</text:p>
          </table:table-cell>
          <table:table-cell table:formula="of:=[.C35] + [.C36] * [.A90]" office:value-type="float" office:value="0.812835243055556" calcext:value-type="float">
            <text:p>0.8128352431</text:p>
          </table:table-cell>
          <table:table-cell table:formula="of:=[.C90]-[.B90]" office:value-type="float" office:value="-0.0251647569444443" calcext:value-type="float">
            <text:p>-0.0251647569</text:p>
          </table:table-cell>
          <table:table-cell table:formula="of:=[.D90]*[.A90]" office:value-type="float" office:value="-0.0188735677083332" calcext:value-type="float">
            <text:p>-0.0188735677</text:p>
          </table:table-cell>
          <table:table-cell table:formula="of:=[.D90]^2" office:value-type="float" office:value="0.000633264992072958" calcext:value-type="float">
            <text:p>0.000633265</text:p>
          </table:table-cell>
          <table:table-cell table:number-columns-repeated="1018"/>
        </table:table-row>
        <table:table-row table:style-name="ro1">
          <table:table-cell office:value-type="float" office:value="0.59375" calcext:value-type="float">
            <text:p>0.59375</text:p>
          </table:table-cell>
          <table:table-cell office:value-type="float" office:value="0.6875" calcext:value-type="float">
            <text:p>0.6875</text:p>
          </table:table-cell>
          <table:table-cell table:formula="of:=[.C35] + [.C36] * [.A91]" office:value-type="float" office:value="0.758846419270833" calcext:value-type="float">
            <text:p>0.7588464193</text:p>
          </table:table-cell>
          <table:table-cell table:formula="of:=[.C91]-[.B91]" office:value-type="float" office:value="0.0713464192708334" calcext:value-type="float">
            <text:p>0.0713464193</text:p>
          </table:table-cell>
          <table:table-cell table:formula="of:=[.I242]*[.A72]" office:value-type="float" office:value="0" calcext:value-type="float">
            <text:p>0</text:p>
          </table:table-cell>
          <table:table-cell table:formula="of:=[.D91]^2" office:value-type="float" office:value="0.00509031154276955" calcext:value-type="float">
            <text:p>0.0050903115</text:p>
          </table:table-cell>
          <table:table-cell table:number-columns-repeated="1018"/>
        </table:table-row>
        <table:table-row table:style-name="ro1">
          <table:table-cell office:value-type="float" office:value="0.96875" calcext:value-type="float">
            <text:p>0.96875</text:p>
          </table:table-cell>
          <table:table-cell office:value-type="float" office:value="0.905" calcext:value-type="float">
            <text:p>0.905</text:p>
          </table:table-cell>
          <table:table-cell table:formula="of:=[.C35] + [.C36] * [.A92]" office:value-type="float" office:value="0.888419596354167" calcext:value-type="float">
            <text:p>0.8884195964</text:p>
          </table:table-cell>
          <table:table-cell table:formula="of:=[.C92]-[.B92]" office:value-type="float" office:value="-0.0165804036458332" calcext:value-type="float">
            <text:p>-0.0165804036</text:p>
          </table:table-cell>
          <table:table-cell table:formula="of:=[.D92]*[.A92]" office:value-type="float" office:value="-0.016062266031901" calcext:value-type="float">
            <text:p>-0.016062266</text:p>
          </table:table-cell>
          <table:table-cell table:formula="of:=[.D92]^2" office:value-type="float" office:value="0.00027490978505876" calcext:value-type="float">
            <text:p>0.0002749098</text:p>
          </table:table-cell>
          <table:table-cell table:number-columns-repeated="1018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94125" calcext:value-type="float">
            <text:p>0.94125</text:p>
          </table:table-cell>
          <table:table-cell table:formula="of:=[.C35] + [.C36] * [.A93]" office:value-type="float" office:value="0.856026302083333" calcext:value-type="float">
            <text:p>0.8560263021</text:p>
          </table:table-cell>
          <table:table-cell table:formula="of:=[.C93]-[.B93]" office:value-type="float" office:value="-0.0852236979166666" calcext:value-type="float">
            <text:p>-0.0852236979</text:p>
          </table:table-cell>
          <table:table-cell table:formula="of:=[.D93]*[.A93]" office:value-type="float" office:value="-0.0745707356770833" calcext:value-type="float">
            <text:p>-0.0745707357</text:p>
          </table:table-cell>
          <table:table-cell table:formula="of:=[.D93]^2" office:value-type="float" office:value="0.00726307868659125" calcext:value-type="float">
            <text:p>0.0072630787</text:p>
          </table:table-cell>
          <table:table-cell table:number-columns-repeated="1018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69075" calcext:value-type="float">
            <text:p>0.69075</text:p>
          </table:table-cell>
          <table:table-cell table:formula="of:=[.C35] + [.C36] * [.A94]" office:value-type="float" office:value="0.769644184027778" calcext:value-type="float">
            <text:p>0.769644184</text:p>
          </table:table-cell>
          <table:table-cell table:formula="of:=[.C94]-[.B94]" office:value-type="float" office:value="0.0788941840277778" calcext:value-type="float">
            <text:p>0.078894184</text:p>
          </table:table-cell>
          <table:table-cell table:formula="of:=[.D94]*[.A94]" office:value-type="float" office:value="0.0493088650173611" calcext:value-type="float">
            <text:p>0.049308865</text:p>
          </table:table-cell>
          <table:table-cell table:formula="of:=[.D94]^2" office:value-type="float" office:value="0.00622429227340887" calcext:value-type="float">
            <text:p>0.0062242923</text:p>
          </table:table-cell>
          <table:table-cell table:number-columns-repeated="1018"/>
        </table:table-row>
        <table:table-row table:style-name="ro1">
          <table:table-cell office:value-type="float" office:value="0.65625" calcext:value-type="float">
            <text:p>0.65625</text:p>
          </table:table-cell>
          <table:table-cell office:value-type="float" office:value="0.709" calcext:value-type="float">
            <text:p>0.709</text:p>
          </table:table-cell>
          <table:table-cell table:formula="of:=[.C35] + [.C36] * [.A95]" office:value-type="float" office:value="0.780441948784722" calcext:value-type="float">
            <text:p>0.7804419488</text:p>
          </table:table-cell>
          <table:table-cell table:formula="of:=[.C95]-[.B95]" office:value-type="float" office:value="0.0714419487847223" calcext:value-type="float">
            <text:p>0.0714419488</text:p>
          </table:table-cell>
          <table:table-cell table:formula="of:=[.I286]*[.A72]" office:value-type="float" office:value="0" calcext:value-type="float">
            <text:p>0</text:p>
          </table:table-cell>
          <table:table-cell table:formula="of:=[.D95]^2" office:value-type="float" office:value="0.00510395204615889" calcext:value-type="float">
            <text:p>0.005103952</text:p>
          </table:table-cell>
          <table:table-cell table:number-columns-repeated="1018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674" calcext:value-type="float">
            <text:p>0.674</text:p>
          </table:table-cell>
          <table:table-cell table:formula="of:=[.C35] + [.C36] * [.A96]" office:value-type="float" office:value="0.748048654513889" calcext:value-type="float">
            <text:p>0.7480486545</text:p>
          </table:table-cell>
          <table:table-cell table:formula="of:=[.C96]-[.B96]" office:value-type="float" office:value="0.0740486545138889" calcext:value-type="float">
            <text:p>0.0740486545</text:p>
          </table:table-cell>
          <table:table-cell table:formula="of:=[.D96]*[.A96]" office:value-type="float" office:value="0.0416523681640625" calcext:value-type="float">
            <text:p>0.0416523682</text:p>
          </table:table-cell>
          <table:table-cell table:formula="of:=[.D96]^2" office:value-type="float" office:value="0.00548320323531727" calcext:value-type="float">
            <text:p>0.0054832032</text:p>
          </table:table-cell>
          <table:table-cell table:number-columns-repeated="1018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77975" calcext:value-type="float">
            <text:p>0.77975</text:p>
          </table:table-cell>
          <table:table-cell table:formula="of:=[.C35] + [.C36] * [.A97]" office:value-type="float" office:value="0.834430772569444" calcext:value-type="float">
            <text:p>0.8344307726</text:p>
          </table:table-cell>
          <table:table-cell table:formula="of:=[.C97]-[.B97]" office:value-type="float" office:value="0.0546807725694444" calcext:value-type="float">
            <text:p>0.0546807726</text:p>
          </table:table-cell>
          <table:table-cell table:formula="of:=[.D97]*[.A97]" office:value-type="float" office:value="0.0444281277126736" calcext:value-type="float">
            <text:p>0.0444281277</text:p>
          </table:table-cell>
          <table:table-cell table:formula="of:=[.D97]^2" office:value-type="float" office:value="0.0029899868887913" calcext:value-type="float">
            <text:p>0.0029899869</text:p>
          </table:table-cell>
          <table:table-cell table:number-columns-repeated="1018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6655" calcext:value-type="float">
            <text:p>0.6655</text:p>
          </table:table-cell>
          <table:table-cell table:formula="of:=[.C35] + [.C36] * [.A98]" office:value-type="float" office:value="0.791239713541667" calcext:value-type="float">
            <text:p>0.7912397135</text:p>
          </table:table-cell>
          <table:table-cell table:formula="of:=[.C98]-[.B98]" office:value-type="float" office:value="0.125739713541667" calcext:value-type="float">
            <text:p>0.1257397135</text:p>
          </table:table-cell>
          <table:table-cell table:formula="of:=[.D98]*[.A98]" office:value-type="float" office:value="0.0864460530598958" calcext:value-type="float">
            <text:p>0.0864460531</text:p>
          </table:table-cell>
          <table:table-cell table:formula="of:=[.D98]^2" office:value-type="float" office:value="0.0158104755615404" calcext:value-type="float">
            <text:p>0.015810475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AVERAGE([.D72:.D98])" office:value-type="float" office:value="-0.000486948623971156" calcext:value-type="float">
            <text:p>-0.0004869486</text:p>
          </table:table-cell>
          <table:table-cell table:formula="of:=AVERAGE([.E72:.E98])" office:value-type="float" office:value="-0.00974292318713025" calcext:value-type="float">
            <text:p>-0.0097429232</text:p>
          </table:table-cell>
          <table:table-cell table:formula="of:=AVERAGE([.F72:.F98]) * 0.5" office:value-type="float" office:value="0.00254682142785908" calcext:value-type="float">
            <text:p>0.002546821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h(x)</text:p>
          </table:table-cell>
          <table:table-cell table:style-name="ce6" office:value-type="string" calcext:value-type="string">
            <text:p>Θ0 Gradient</text:p>
          </table:table-cell>
          <table:table-cell table:style-name="ce1" office:value-type="string" calcext:value-type="string">
            <text:p>Θ1 Gradient</text:p>
          </table:table-cell>
          <table:table-cell table:style-name="ce1"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98" calcext:value-type="float">
            <text:p>0.998</text:p>
          </table:table-cell>
          <table:table-cell table:formula="of:=[.D65] + [.D66] * [.A102]" office:value-type="float" office:value="-0.017046875" calcext:value-type="float">
            <text:p>-0.017046875</text:p>
          </table:table-cell>
          <table:table-cell table:formula="of:=[.C102]-[.B102]" office:value-type="float" office:value="-1.015046875" calcext:value-type="float">
            <text:p>-1.015046875</text:p>
          </table:table-cell>
          <table:table-cell table:formula="of:=[.D102]*[.A102]" office:value-type="float" office:value="-0.9516064453125" calcext:value-type="float">
            <text:p>-0.9516064453</text:p>
          </table:table-cell>
          <table:table-cell table:style-name="ce4" table:formula="of:=[.D102]^2" office:value-type="float" office:value="1.03032015844727" calcext:value-type="float">
            <text:p>1.0303201584</text:p>
          </table:table-cell>
          <table:table-cell table:number-columns-repeated="1018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63325" calcext:value-type="float">
            <text:p>0.63325</text:p>
          </table:table-cell>
          <table:table-cell table:formula="of:=[.D65] + [.D66] * [.A103]" office:value-type="float" office:value="-0.015078125" calcext:value-type="float">
            <text:p>-0.015078125</text:p>
          </table:table-cell>
          <table:table-cell table:formula="of:=[.C103]-[.B103]" office:value-type="float" office:value="-0.648328125" calcext:value-type="float">
            <text:p>-0.648328125</text:p>
          </table:table-cell>
          <table:table-cell table:formula="of:=[.D103]*[.A103]" office:value-type="float" office:value="-0.3646845703125" calcext:value-type="float">
            <text:p>-0.3646845703</text:p>
          </table:table-cell>
          <table:table-cell table:formula="of:=[.D103]^2" office:value-type="float" office:value="0.420329357666016" calcext:value-type="float">
            <text:p>0.4203293577</text:p>
          </table:table-cell>
          <table:table-cell table:number-columns-repeated="1018"/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0.84425" calcext:value-type="float">
            <text:p>0.84425</text:p>
          </table:table-cell>
          <table:table-cell table:formula="of:=[.D65] + [.D66] * [.A104]" office:value-type="float" office:value="-0.0162265625" calcext:value-type="float">
            <text:p>-0.0162265625</text:p>
          </table:table-cell>
          <table:table-cell table:formula="of:=[.C104]-[.B104]" office:value-type="float" office:value="-0.8604765625" calcext:value-type="float">
            <text:p>-0.8604765625</text:p>
          </table:table-cell>
          <table:table-cell table:formula="of:=[.D104]*[.A104]" office:value-type="float" office:value="-0.672247314453125" calcext:value-type="float">
            <text:p>-0.6722473145</text:p>
          </table:table-cell>
          <table:table-cell table:formula="of:=[.D104]^2" office:value-type="float" office:value="0.740419914611816" calcext:value-type="float">
            <text:p>0.7404199146</text:p>
          </table:table-cell>
          <table:table-cell table:number-columns-repeated="1018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75225" calcext:value-type="float">
            <text:p>0.75225</text:p>
          </table:table-cell>
          <table:table-cell table:formula="of:=[.D65] + [.D66] * [.A105]" office:value-type="float" office:value="-0.01540625" calcext:value-type="float">
            <text:p>-0.01540625</text:p>
          </table:table-cell>
          <table:table-cell table:formula="of:=[.C105]-[.B105]" office:value-type="float" office:value="-0.76765625" calcext:value-type="float">
            <text:p>-0.76765625</text:p>
          </table:table-cell>
          <table:table-cell table:formula="of:=[.D105]*[.A105]" office:value-type="float" office:value="-0.47978515625" calcext:value-type="float">
            <text:p>-0.4797851563</text:p>
          </table:table-cell>
          <table:table-cell table:formula="of:=[.D105]^2" office:value-type="float" office:value="0.589296118164062" calcext:value-type="float">
            <text:p>0.5892961182</text:p>
          </table:table-cell>
          <table:table-cell table:number-columns-repeated="101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7725" calcext:value-type="float">
            <text:p>0.87725</text:p>
          </table:table-cell>
          <table:table-cell table:formula="of:=[.D65] + [.D66] * [.A106]" office:value-type="float" office:value="-0.0160625" calcext:value-type="float">
            <text:p>-0.0160625</text:p>
          </table:table-cell>
          <table:table-cell table:formula="of:=[.C106]-[.B106]" office:value-type="float" office:value="-0.8933125" calcext:value-type="float">
            <text:p>-0.8933125</text:p>
          </table:table-cell>
          <table:table-cell table:formula="of:=[.D106]*[.A106]" office:value-type="float" office:value="-0.669984375" calcext:value-type="float">
            <text:p>-0.669984375</text:p>
          </table:table-cell>
          <table:table-cell table:formula="of:=[.D106]^2" office:value-type="float" office:value="0.79800722265625" calcext:value-type="float">
            <text:p>0.798007222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925" calcext:value-type="float">
            <text:p>0.97925</text:p>
          </table:table-cell>
          <table:table-cell table:formula="of:=[.D65] + [.D66] * [.A107]" office:value-type="float" office:value="-0.017375" calcext:value-type="float">
            <text:p>-0.017375</text:p>
          </table:table-cell>
          <table:table-cell table:formula="of:=[.C107]-[.B107]" office:value-type="float" office:value="-0.996625" calcext:value-type="float">
            <text:p>-0.996625</text:p>
          </table:table-cell>
          <table:table-cell table:formula="of:=[.D107]*[.A107]" office:value-type="float" office:value="-0.996625" calcext:value-type="float">
            <text:p>-0.996625</text:p>
          </table:table-cell>
          <table:table-cell table:formula="of:=[.D107]^2" office:value-type="float" office:value="0.993261390625" calcext:value-type="float">
            <text:p>0.9932613906</text:p>
          </table:table-cell>
          <table:table-cell table:number-columns-repeated="1018"/>
        </table:table-row>
        <table:table-row table:style-name="ro1">
          <table:table-cell office:value-type="float" office:value="0.96875" calcext:value-type="float">
            <text:p>0.96875</text:p>
          </table:table-cell>
          <table:table-cell office:value-type="float" office:value="0.88675" calcext:value-type="float">
            <text:p>0.88675</text:p>
          </table:table-cell>
          <table:table-cell table:formula="of:=[.D65] + [.D66] * [.A108]" office:value-type="float" office:value="-0.0172109375" calcext:value-type="float">
            <text:p>-0.0172109375</text:p>
          </table:table-cell>
          <table:table-cell table:formula="of:=[.C108]-[.B108]" office:value-type="float" office:value="-0.9039609375" calcext:value-type="float">
            <text:p>-0.9039609375</text:p>
          </table:table-cell>
          <table:table-cell table:formula="of:=[.D108]*[.A108]" office:value-type="float" office:value="-0.875712158203125" calcext:value-type="float">
            <text:p>-0.8757121582</text:p>
          </table:table-cell>
          <table:table-cell table:formula="of:=[.D108]^2" office:value-type="float" office:value="0.817145376525879" calcext:value-type="float">
            <text:p>0.8171453765</text:p>
          </table:table-cell>
          <table:table-cell table:number-columns-repeated="1018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854" calcext:value-type="float">
            <text:p>0.854</text:p>
          </table:table-cell>
          <table:table-cell table:formula="of:=[.D65] + [.D66] * [.A109]" office:value-type="float" office:value="-0.015734375" calcext:value-type="float">
            <text:p>-0.015734375</text:p>
          </table:table-cell>
          <table:table-cell table:formula="of:=[.C109]-[.B109]" office:value-type="float" office:value="-0.869734375" calcext:value-type="float">
            <text:p>-0.869734375</text:p>
          </table:table-cell>
          <table:table-cell table:formula="of:=[.D109]*[.A109]" office:value-type="float" office:value="-0.5979423828125" calcext:value-type="float">
            <text:p>-0.5979423828</text:p>
          </table:table-cell>
          <table:table-cell table:formula="of:=[.D109]^2" office:value-type="float" office:value="0.75643788305664" calcext:value-type="float">
            <text:p>0.7564378831</text:p>
          </table:table-cell>
          <table:table-cell table:number-columns-repeated="1018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82175" calcext:value-type="float">
            <text:p>0.82175</text:p>
          </table:table-cell>
          <table:table-cell table:formula="of:=[.D65] + [.D66] * [.A110]" office:value-type="float" office:value="-0.016390625" calcext:value-type="float">
            <text:p>-0.016390625</text:p>
          </table:table-cell>
          <table:table-cell table:formula="of:=[.C110]-[.B110]" office:value-type="float" office:value="-0.838140625" calcext:value-type="float">
            <text:p>-0.838140625</text:p>
          </table:table-cell>
          <table:table-cell table:formula="of:=[.D110]*[.A110]" office:value-type="float" office:value="-0.6809892578125" calcext:value-type="float">
            <text:p>-0.6809892578</text:p>
          </table:table-cell>
          <table:table-cell table:formula="of:=[.D110]^2" office:value-type="float" office:value="0.702479707275391" calcext:value-type="float">
            <text:p>0.7024797073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D65] + [.D66] * [.A111]" office:value-type="float" office:value="-0.017375" calcext:value-type="float">
            <text:p>-0.017375</text:p>
          </table:table-cell>
          <table:table-cell table:formula="of:=[.C111]-[.B111]" office:value-type="float" office:value="-1.017375" calcext:value-type="float">
            <text:p>-1.017375</text:p>
          </table:table-cell>
          <table:table-cell table:formula="of:=[.D111]*[.A111]" office:value-type="float" office:value="-1.017375" calcext:value-type="float">
            <text:p>-1.017375</text:p>
          </table:table-cell>
          <table:table-cell table:formula="of:=[.D111]^2" office:value-type="float" office:value="1.035051890625" calcext:value-type="float">
            <text:p>1.0350518906</text:p>
          </table:table-cell>
          <table:table-cell table:number-columns-repeated="1018"/>
        </table:table-row>
        <table:table-row table:style-name="ro1">
          <table:table-cell office:value-type="float" office:value="0.71875" calcext:value-type="float">
            <text:p>0.71875</text:p>
          </table:table-cell>
          <table:table-cell office:value-type="float" office:value="0.8615" calcext:value-type="float">
            <text:p>0.8615</text:p>
          </table:table-cell>
          <table:table-cell table:formula="of:=[.D65] + [.D66] * [.A112]" office:value-type="float" office:value="-0.0158984375" calcext:value-type="float">
            <text:p>-0.0158984375</text:p>
          </table:table-cell>
          <table:table-cell table:formula="of:=[.C112]-[.B112]" office:value-type="float" office:value="-0.8773984375" calcext:value-type="float">
            <text:p>-0.8773984375</text:p>
          </table:table-cell>
          <table:table-cell table:formula="of:=[.D112]*[.A112]" office:value-type="float" office:value="-0.630630126953125" calcext:value-type="float">
            <text:p>-0.630630127</text:p>
          </table:table-cell>
          <table:table-cell table:formula="of:=[.D112]^2" office:value-type="float" office:value="0.769828018127441" calcext:value-type="float">
            <text:p>0.7698280181</text:p>
          </table:table-cell>
          <table:table-cell table:number-columns-repeated="1018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7625" calcext:value-type="float">
            <text:p>0.97625</text:p>
          </table:table-cell>
          <table:table-cell table:formula="of:=[.D65] + [.D66] * [.A113]" office:value-type="float" office:value="-0.017046875" calcext:value-type="float">
            <text:p>-0.017046875</text:p>
          </table:table-cell>
          <table:table-cell table:formula="of:=[.C113]-[.B113]" office:value-type="float" office:value="-0.993296875" calcext:value-type="float">
            <text:p>-0.993296875</text:p>
          </table:table-cell>
          <table:table-cell table:formula="of:=[.D113]*[.A113]" office:value-type="float" office:value="-0.9312158203125" calcext:value-type="float">
            <text:p>-0.9312158203</text:p>
          </table:table-cell>
          <table:table-cell table:formula="of:=[.D113]^2" office:value-type="float" office:value="0.986638681884766" calcext:value-type="float">
            <text:p>0.9866386819</text:p>
          </table:table-cell>
          <table:table-cell table:number-columns-repeated="1018"/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0.7315" calcext:value-type="float">
            <text:p>0.7315</text:p>
          </table:table-cell>
          <table:table-cell table:formula="of:=[.D65] + [.D66] * [.A114]" office:value-type="float" office:value="-0.0162265625" calcext:value-type="float">
            <text:p>-0.0162265625</text:p>
          </table:table-cell>
          <table:table-cell table:formula="of:=[.C114]-[.B114]" office:value-type="float" office:value="-0.7477265625" calcext:value-type="float">
            <text:p>-0.7477265625</text:p>
          </table:table-cell>
          <table:table-cell table:formula="of:=[.D114]*[.A114]" office:value-type="float" office:value="-0.584161376953125" calcext:value-type="float">
            <text:p>-0.584161377</text:p>
          </table:table-cell>
          <table:table-cell table:formula="of:=[.D114]^2" office:value-type="float" office:value="0.559095012268066" calcext:value-type="float">
            <text:p>0.5590950123</text:p>
          </table:table-cell>
          <table:table-cell table:number-columns-repeated="1018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775" calcext:value-type="float">
            <text:p>0.775</text:p>
          </table:table-cell>
          <table:table-cell table:formula="of:=[.D65] + [.D66] * [.A115]" office:value-type="float" office:value="-0.016390625" calcext:value-type="float">
            <text:p>-0.016390625</text:p>
          </table:table-cell>
          <table:table-cell table:formula="of:=[.C115]-[.B115]" office:value-type="float" office:value="-0.791390625" calcext:value-type="float">
            <text:p>-0.791390625</text:p>
          </table:table-cell>
          <table:table-cell table:formula="of:=[.D115]*[.A115]" office:value-type="float" office:value="-0.6430048828125" calcext:value-type="float">
            <text:p>-0.6430048828</text:p>
          </table:table-cell>
          <table:table-cell table:formula="of:=[.D115]^2" office:value-type="float" office:value="0.626299121337891" calcext:value-type="float">
            <text:p>0.6262991213</text:p>
          </table:table-cell>
          <table:table-cell table:number-columns-repeated="1018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8615" calcext:value-type="float">
            <text:p>0.8615</text:p>
          </table:table-cell>
          <table:table-cell table:formula="of:=[.D65] + [.D66] * [.A116]" office:value-type="float" office:value="-0.016390625" calcext:value-type="float">
            <text:p>-0.016390625</text:p>
          </table:table-cell>
          <table:table-cell table:formula="of:=[.C116]-[.B116]" office:value-type="float" office:value="-0.877890625" calcext:value-type="float">
            <text:p>-0.877890625</text:p>
          </table:table-cell>
          <table:table-cell table:formula="of:=[.D116]*[.A116]" office:value-type="float" office:value="-0.7132861328125" calcext:value-type="float">
            <text:p>-0.7132861328</text:p>
          </table:table-cell>
          <table:table-cell table:formula="of:=[.D116]^2" office:value-type="float" office:value="0.770691949462891" calcext:value-type="float">
            <text:p>0.7706919495</text:p>
          </table:table-cell>
          <table:table-cell table:number-columns-repeated="1018"/>
        </table:table-row>
        <table:table-row table:style-name="ro1">
          <table:table-cell office:value-type="float" office:value="0.59375" calcext:value-type="float">
            <text:p>0.59375</text:p>
          </table:table-cell>
          <table:table-cell office:value-type="float" office:value="0.69625" calcext:value-type="float">
            <text:p>0.69625</text:p>
          </table:table-cell>
          <table:table-cell table:formula="of:=[.D65] + [.D66] * [.A117]" office:value-type="float" office:value="-0.0152421875" calcext:value-type="float">
            <text:p>-0.0152421875</text:p>
          </table:table-cell>
          <table:table-cell table:formula="of:=[.C117]-[.B117]" office:value-type="float" office:value="-0.7114921875" calcext:value-type="float">
            <text:p>-0.7114921875</text:p>
          </table:table-cell>
          <table:table-cell table:formula="of:=[.D117]*[.A117]" office:value-type="float" office:value="-0.422448486328125" calcext:value-type="float">
            <text:p>-0.4224484863</text:p>
          </table:table-cell>
          <table:table-cell table:formula="of:=[.D117]^2" office:value-type="float" office:value="0.506221132873535" calcext:value-type="float">
            <text:p>0.5062211329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575" calcext:value-type="float">
            <text:p>0.91575</text:p>
          </table:table-cell>
          <table:table-cell table:formula="of:=[.D65] + [.D66] * [.A118]" office:value-type="float" office:value="-0.017375" calcext:value-type="float">
            <text:p>-0.017375</text:p>
          </table:table-cell>
          <table:table-cell table:formula="of:=[.C118]-[.B118]" office:value-type="float" office:value="-0.933125" calcext:value-type="float">
            <text:p>-0.933125</text:p>
          </table:table-cell>
          <table:table-cell table:formula="of:=[.D118]*[.A118]" office:value-type="float" office:value="-0.933125" calcext:value-type="float">
            <text:p>-0.933125</text:p>
          </table:table-cell>
          <table:table-cell table:formula="of:=[.D118]^2" office:value-type="float" office:value="0.870722265625" calcext:value-type="float">
            <text:p>0.8707222656</text:p>
          </table:table-cell>
          <table:table-cell table:number-columns-repeated="1018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842" calcext:value-type="float">
            <text:p>0.842</text:p>
          </table:table-cell>
          <table:table-cell table:formula="of:=[.D65] + [.D66] * [.A119]" office:value-type="float" office:value="-0.01540625" calcext:value-type="float">
            <text:p>-0.01540625</text:p>
          </table:table-cell>
          <table:table-cell table:formula="of:=[.C119]-[.B119]" office:value-type="float" office:value="-0.85740625" calcext:value-type="float">
            <text:p>-0.85740625</text:p>
          </table:table-cell>
          <table:table-cell table:formula="of:=[.D119]*[.A119]" office:value-type="float" office:value="-0.53587890625" calcext:value-type="float">
            <text:p>-0.5358789063</text:p>
          </table:table-cell>
          <table:table-cell table:formula="of:=[.D119]^2" office:value-type="float" office:value="0.735145477539062" calcext:value-type="float">
            <text:p>0.7351454775</text:p>
          </table:table-cell>
          <table:table-cell table:number-columns-repeated="101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38" calcext:value-type="float">
            <text:p>0.838</text:p>
          </table:table-cell>
          <table:table-cell table:formula="of:=[.D65] + [.D66] * [.A120]" office:value-type="float" office:value="-0.0160625" calcext:value-type="float">
            <text:p>-0.0160625</text:p>
          </table:table-cell>
          <table:table-cell table:formula="of:=[.C120]-[.B120]" office:value-type="float" office:value="-0.8540625" calcext:value-type="float">
            <text:p>-0.8540625</text:p>
          </table:table-cell>
          <table:table-cell table:formula="of:=[.D120]*[.A120]" office:value-type="float" office:value="-0.640546875" calcext:value-type="float">
            <text:p>-0.640546875</text:p>
          </table:table-cell>
          <table:table-cell table:formula="of:=[.D120]^2" office:value-type="float" office:value="0.72942275390625" calcext:value-type="float">
            <text:p>0.7294227539</text:p>
          </table:table-cell>
          <table:table-cell table:number-columns-repeated="1018"/>
        </table:table-row>
        <table:table-row table:style-name="ro1">
          <table:table-cell office:value-type="float" office:value="0.59375" calcext:value-type="float">
            <text:p>0.59375</text:p>
          </table:table-cell>
          <table:table-cell office:value-type="float" office:value="0.6875" calcext:value-type="float">
            <text:p>0.6875</text:p>
          </table:table-cell>
          <table:table-cell table:formula="of:=[.D65] + [.D66] * [.A121]" office:value-type="float" office:value="-0.0152421875" calcext:value-type="float">
            <text:p>-0.0152421875</text:p>
          </table:table-cell>
          <table:table-cell table:formula="of:=[.C121]-[.B121]" office:value-type="float" office:value="-0.7027421875" calcext:value-type="float">
            <text:p>-0.7027421875</text:p>
          </table:table-cell>
          <table:table-cell table:formula="of:=[.I272]*[.A102]" office:value-type="float" office:value="0" calcext:value-type="float">
            <text:p>0</text:p>
          </table:table-cell>
          <table:table-cell table:formula="of:=[.D121]^2" office:value-type="float" office:value="0.493846582092285" calcext:value-type="float">
            <text:p>0.4938465821</text:p>
          </table:table-cell>
          <table:table-cell table:number-columns-repeated="1018"/>
        </table:table-row>
        <table:table-row table:style-name="ro1">
          <table:table-cell office:value-type="float" office:value="0.96875" calcext:value-type="float">
            <text:p>0.96875</text:p>
          </table:table-cell>
          <table:table-cell office:value-type="float" office:value="0.905" calcext:value-type="float">
            <text:p>0.905</text:p>
          </table:table-cell>
          <table:table-cell table:formula="of:=[.D65] + [.D66] * [.A122]" office:value-type="float" office:value="-0.0172109375" calcext:value-type="float">
            <text:p>-0.0172109375</text:p>
          </table:table-cell>
          <table:table-cell table:formula="of:=[.C122]-[.B122]" office:value-type="float" office:value="-0.9222109375" calcext:value-type="float">
            <text:p>-0.9222109375</text:p>
          </table:table-cell>
          <table:table-cell table:formula="of:=[.D122]*[.A122]" office:value-type="float" office:value="-0.893391845703125" calcext:value-type="float">
            <text:p>-0.8933918457</text:p>
          </table:table-cell>
          <table:table-cell table:formula="of:=[.D122]^2" office:value-type="float" office:value="0.850473013244629" calcext:value-type="float">
            <text:p>0.8504730132</text:p>
          </table:table-cell>
          <table:table-cell table:number-columns-repeated="1018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94125" calcext:value-type="float">
            <text:p>0.94125</text:p>
          </table:table-cell>
          <table:table-cell table:formula="of:=[.D65] + [.D66] * [.A123]" office:value-type="float" office:value="-0.01671875" calcext:value-type="float">
            <text:p>-0.01671875</text:p>
          </table:table-cell>
          <table:table-cell table:formula="of:=[.C123]-[.B123]" office:value-type="float" office:value="-0.95796875" calcext:value-type="float">
            <text:p>-0.95796875</text:p>
          </table:table-cell>
          <table:table-cell table:formula="of:=[.D123]*[.A123]" office:value-type="float" office:value="-0.83822265625" calcext:value-type="float">
            <text:p>-0.8382226563</text:p>
          </table:table-cell>
          <table:table-cell table:formula="of:=[.D123]^2" office:value-type="float" office:value="0.917704125976563" calcext:value-type="float">
            <text:p>0.917704126</text:p>
          </table:table-cell>
          <table:table-cell table:number-columns-repeated="1018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69075" calcext:value-type="float">
            <text:p>0.69075</text:p>
          </table:table-cell>
          <table:table-cell table:formula="of:=[.D65] + [.D66] * [.A124]" office:value-type="float" office:value="-0.01540625" calcext:value-type="float">
            <text:p>-0.01540625</text:p>
          </table:table-cell>
          <table:table-cell table:formula="of:=[.C124]-[.B124]" office:value-type="float" office:value="-0.70615625" calcext:value-type="float">
            <text:p>-0.70615625</text:p>
          </table:table-cell>
          <table:table-cell table:formula="of:=[.D124]*[.A124]" office:value-type="float" office:value="-0.44134765625" calcext:value-type="float">
            <text:p>-0.4413476563</text:p>
          </table:table-cell>
          <table:table-cell table:formula="of:=[.D124]^2" office:value-type="float" office:value="0.498656649414062" calcext:value-type="float">
            <text:p>0.4986566494</text:p>
          </table:table-cell>
          <table:table-cell table:number-columns-repeated="1018"/>
        </table:table-row>
        <table:table-row table:style-name="ro1">
          <table:table-cell office:value-type="float" office:value="0.65625" calcext:value-type="float">
            <text:p>0.65625</text:p>
          </table:table-cell>
          <table:table-cell office:value-type="float" office:value="0.709" calcext:value-type="float">
            <text:p>0.709</text:p>
          </table:table-cell>
          <table:table-cell table:formula="of:=[.D65] + [.D66] * [.A125]" office:value-type="float" office:value="-0.0155703125" calcext:value-type="float">
            <text:p>-0.0155703125</text:p>
          </table:table-cell>
          <table:table-cell table:formula="of:=[.C125]-[.B125]" office:value-type="float" office:value="-0.7245703125" calcext:value-type="float">
            <text:p>-0.7245703125</text:p>
          </table:table-cell>
          <table:table-cell table:formula="of:=[.I316]*[.A102]" office:value-type="float" office:value="0" calcext:value-type="float">
            <text:p>0</text:p>
          </table:table-cell>
          <table:table-cell table:formula="of:=[.D125]^2" office:value-type="float" office:value="0.525002137756348" calcext:value-type="float">
            <text:p>0.5250021378</text:p>
          </table:table-cell>
          <table:table-cell table:number-columns-repeated="1018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674" calcext:value-type="float">
            <text:p>0.674</text:p>
          </table:table-cell>
          <table:table-cell table:formula="of:=[.D65] + [.D66] * [.A126]" office:value-type="float" office:value="-0.015078125" calcext:value-type="float">
            <text:p>-0.015078125</text:p>
          </table:table-cell>
          <table:table-cell table:formula="of:=[.C126]-[.B126]" office:value-type="float" office:value="-0.689078125" calcext:value-type="float">
            <text:p>-0.689078125</text:p>
          </table:table-cell>
          <table:table-cell table:formula="of:=[.D126]*[.A126]" office:value-type="float" office:value="-0.3876064453125" calcext:value-type="float">
            <text:p>-0.3876064453</text:p>
          </table:table-cell>
          <table:table-cell table:formula="of:=[.D126]^2" office:value-type="float" office:value="0.474828662353516" calcext:value-type="float">
            <text:p>0.4748286624</text:p>
          </table:table-cell>
          <table:table-cell table:number-columns-repeated="1018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77975" calcext:value-type="float">
            <text:p>0.77975</text:p>
          </table:table-cell>
          <table:table-cell table:formula="of:=[.D65] + [.D66] * [.A127]" office:value-type="float" office:value="-0.016390625" calcext:value-type="float">
            <text:p>-0.016390625</text:p>
          </table:table-cell>
          <table:table-cell table:formula="of:=[.C127]-[.B127]" office:value-type="float" office:value="-0.796140625" calcext:value-type="float">
            <text:p>-0.796140625</text:p>
          </table:table-cell>
          <table:table-cell table:formula="of:=[.D127]*[.A127]" office:value-type="float" office:value="-0.6468642578125" calcext:value-type="float">
            <text:p>-0.6468642578</text:p>
          </table:table-cell>
          <table:table-cell table:formula="of:=[.D127]^2" office:value-type="float" office:value="0.633839894775391" calcext:value-type="float">
            <text:p>0.6338398948</text:p>
          </table:table-cell>
          <table:table-cell table:number-columns-repeated="1018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6655" calcext:value-type="float">
            <text:p>0.6655</text:p>
          </table:table-cell>
          <table:table-cell table:formula="of:=[.D65] + [.D66] * [.A128]" office:value-type="float" office:value="-0.015734375" calcext:value-type="float">
            <text:p>-0.015734375</text:p>
          </table:table-cell>
          <table:table-cell table:formula="of:=[.C128]-[.B128]" office:value-type="float" office:value="-0.681234375" calcext:value-type="float">
            <text:p>-0.681234375</text:p>
          </table:table-cell>
          <table:table-cell table:formula="of:=[.D128]*[.A128]" office:value-type="float" office:value="-0.4683486328125" calcext:value-type="float">
            <text:p>-0.4683486328</text:p>
          </table:table-cell>
          <table:table-cell table:formula="of:=[.D128]^2" office:value-type="float" office:value="0.464080273681641" calcext:value-type="float">
            <text:p>0.4640802737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AVERAGE([.D102:.D128])" office:value-type="float" office:value="-0.838316550925926" calcext:value-type="float">
            <text:p>-0.8383165509</text:p>
          </table:table-cell>
          <table:table-cell table:formula="of:=AVERAGE([.E102:.E128])" office:value-type="float" office:value="-0.630260398582176" calcext:value-type="float">
            <text:p>-0.6302603986</text:p>
          </table:table-cell>
          <table:table-cell table:formula="of:=AVERAGE([.F102:.F128]) * 0.5" office:value-type="float" office:value="0.357319347629123" calcext:value-type="float">
            <text:p>0.3573193476</text:p>
          </table:table-cell>
          <table:table-cell table:number-columns-repeated="1018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gbats" svg:font-family="Dingbats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08:31:00.639130033</meta:creation-date>
    <meta:generator>LibreOffice/4.2.8.2$Linux_X86_64 LibreOffice_project/420m0$Build-2</meta:generator>
    <dc:date>2016-02-29T11:06:48.586006086</dc:date>
    <meta:editing-duration>PT1H8M32S</meta:editing-duration>
    <meta:editing-cycles>4</meta:editing-cycles>
    <meta:document-statistic meta:table-count="1" meta:cell-count="676" meta:object-count="0"/>
  </office:meta>
</office:document-meta>
</file>